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1.098cm" table:align="center" style:writing-mode="lr-tb"/>
    </style:style>
    <style:style style:name="Tabelle5.A" style:family="table-column">
      <style:table-column-properties style:column-width="2.27cm"/>
    </style:style>
    <style:style style:name="Tabelle5.B" style:family="table-column">
      <style:table-column-properties style:column-width="4.941cm"/>
    </style:style>
    <style:style style:name="Tabelle5.C" style:family="table-column">
      <style:table-column-properties style:column-width="3.888cm"/>
    </style:style>
    <style:style style:name="Tabelle5.1" style:family="table-row">
      <style:table-row-properties fo:keep-together="auto"/>
    </style:style>
    <style:style style:name="Tabelle5.A1" style:family="table-cell">
      <style:table-cell-properties style:vertical-align="top" style:border-line-width-left="0.002cm 0.088cm 0.002cm" style:border-line-width-top="0.002cm 0.088cm 0.002cm" style:border-line-width-bottom="0.002cm 0.088cm 0.002cm" fo:padding="0.079cm" fo:border-left="2.6pt double #c0c0c0" fo:border-right="none" fo:border-top="2.6pt double #c0c0c0" fo:border-bottom="2.6pt double #c0c0c0" style:writing-mode="lr-tb"/>
    </style:style>
    <style:style style:name="Tabelle5.C1" style:family="table-cell">
      <style:table-cell-properties style:vertical-align="top" style:border-line-width="0.002cm 0.088cm 0.002cm" fo:padding="0.079cm" fo:border="2.6pt double #c0c0c0" style:writing-mode="lr-tb"/>
    </style:style>
    <style:style style:name="Tabelle5.A2" style:family="table-cell">
      <style:table-cell-properties style:vertical-align="top" style:border-line-width-left="0.002cm 0.088cm 0.002cm" style:border-line-width-bottom="0.002cm 0.088cm 0.002cm" fo:padding="0.079cm" fo:border-left="2.6pt double #c0c0c0" fo:border-right="none" fo:border-top="none" fo:border-bottom="2.6pt double #c0c0c0" style:writing-mode="lr-tb"/>
    </style:style>
    <style:style style:name="Tabelle5.C2" style:family="table-cell">
      <style:table-cell-properties style:vertical-align="top" style:border-line-width-left="0.002cm 0.088cm 0.002cm" style:border-line-width-right="0.002cm 0.088cm 0.002cm" style:border-line-width-bottom="0.002cm 0.088cm 0.002cm" fo:padding="0.079cm" fo:border-left="2.6pt double #c0c0c0" fo:border-right="2.6pt double #c0c0c0" fo:border-top="none" fo:border-bottom="2.6pt double #c0c0c0" style:writing-mode="lr-tb"/>
    </style:style>
    <style:style style:name="P1" style:family="paragraph" style:parent-style-name="Formatvorlage_20_Standard_20__28_Web_29__20__2b__20_Fett">
      <style:text-properties fo:font-weight="normal" style:font-weight-asian="normal" style:font-size-complex="10pt" style:font-weight-complex="normal"/>
    </style:style>
    <style:style style:name="P2" style:family="paragraph" style:parent-style-name="Standard">
      <style:paragraph-properties style:snap-to-layout-grid="false"/>
    </style:style>
    <style:style style:name="P3" style:family="paragraph" style:parent-style-name="Standard">
      <style:text-properties officeooo:paragraph-rsid="0005206c"/>
    </style:style>
    <style:style style:name="P4" style:family="paragraph" style:parent-style-name="Standard">
      <style:text-properties officeooo:paragraph-rsid="00077323"/>
    </style:style>
    <style:style style:name="P5" style:family="paragraph" style:parent-style-name="Standard">
      <style:text-properties officeooo:rsid="00047cd3" officeooo:paragraph-rsid="0005206c"/>
    </style:style>
    <style:style style:name="P6" style:family="paragraph" style:parent-style-name="Standard">
      <style:text-properties officeooo:rsid="000b49f7" officeooo:paragraph-rsid="000b49f7"/>
    </style:style>
    <style:style style:name="P7" style:family="paragraph" style:parent-style-name="Standard">
      <style:text-properties officeooo:paragraph-rsid="0010d2ee"/>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1.27cm" fo:margin-right="0cm" fo:margin-top="0.494cm" fo:margin-bottom="0.494cm" style:contextual-spacing="false" fo:text-indent="0cm" style:auto-text-indent="false"/>
    </style:style>
    <style:style style:name="P10" style:family="paragraph" style:parent-style-name="Standard_20__28_Web_29_">
      <style:paragraph-properties fo:margin-left="1.27cm" fo:margin-right="0cm" fo:text-indent="0cm" style:auto-text-indent="false"/>
    </style:style>
    <style:style style:name="P11" style:family="paragraph" style:parent-style-name="code">
      <style:text-properties fo:font-weight="bold" style:font-weight-asian="bold" style:font-weight-complex="bold"/>
    </style:style>
    <style:style style:name="P12" style:family="paragraph" style:parent-style-name="code">
      <style:text-properties fo:font-weight="bold" officeooo:paragraph-rsid="0005206c" style:font-weight-asian="bold" style:font-weight-complex="bold"/>
    </style:style>
    <style:style style:name="P13" style:family="paragraph" style:parent-style-name="code">
      <style:text-properties fo:language="fr" fo:country="FR"/>
    </style:style>
    <style:style style:name="P14" style:family="paragraph" style:parent-style-name="code">
      <style:text-properties fo:language="en" fo:country="US"/>
    </style:style>
    <style:style style:name="P15" style:family="paragraph" style:parent-style-name="code">
      <style:text-properties officeooo:paragraph-rsid="0005206c"/>
    </style:style>
    <style:style style:name="P16" style:family="paragraph" style:parent-style-name="code">
      <style:text-properties fo:color="#0000ff" fo:font-weight="bold" style:font-weight-asian="bold" style:font-weight-complex="bold"/>
    </style:style>
    <style:style style:name="P17" style:family="paragraph" style:parent-style-name="code">
      <style:text-properties officeooo:rsid="0005206c"/>
    </style:style>
    <style:style style:name="P18" style:family="paragraph" style:parent-style-name="code">
      <style:text-properties officeooo:rsid="0006a2c6"/>
    </style:style>
    <style:style style:name="P19" style:family="paragraph" style:parent-style-name="code">
      <style:text-properties fo:font-weight="normal" officeooo:paragraph-rsid="000ee78c" style:font-weight-asian="normal" style:font-weight-complex="normal"/>
    </style:style>
    <style:style style:name="P20" style:family="paragraph" style:parent-style-name="code">
      <style:text-properties officeooo:rsid="00109d71" officeooo:paragraph-rsid="00109d71"/>
    </style:style>
    <style:style style:name="P21" style:family="paragraph" style:parent-style-name="code">
      <style:text-properties officeooo:rsid="000b49f7"/>
    </style:style>
    <style:style style:name="P22" style:family="paragraph" style:parent-style-name="code">
      <style:text-properties officeooo:paragraph-rsid="0010d2ee"/>
    </style:style>
    <style:style style:name="P23" style:family="paragraph" style:parent-style-name="code">
      <style:text-properties officeooo:rsid="0011e76d" officeooo:paragraph-rsid="0011e76d"/>
    </style:style>
    <style:style style:name="P24" style:family="paragraph" style:parent-style-name="Text_20_body">
      <style:text-properties fo:language="de" fo:country="AT"/>
    </style:style>
    <style:style style:name="P25" style:family="paragraph" style:parent-style-name="Text_20_body">
      <style:text-properties fo:language="en" fo:country="US"/>
    </style:style>
    <style:style style:name="P26" style:family="paragraph" style:parent-style-name="Standard_20__28_Web_29_">
      <style:text-properties fo:language="en" fo:country="US"/>
    </style:style>
    <style:style style:name="P27" style:family="paragraph" style:parent-style-name="Standard_20__28_Web_29_">
      <style:paragraph-properties fo:text-align="center" style:justify-single-word="false"/>
    </style:style>
    <style:style style:name="P28" style:family="paragraph" style:parent-style-name="Standard_20__28_Web_29_">
      <style:text-properties fo:font-weight="bold" style:font-weight-asian="bold"/>
    </style:style>
    <style:style style:name="P29" style:family="paragraph" style:parent-style-name="Standard_20__28_Web_29_">
      <style:paragraph-properties fo:text-align="center" style:justify-single-word="false"/>
      <style:text-properties text:display="none"/>
    </style:style>
    <style:style style:name="P30" style:family="paragraph" style:parent-style-name="Standard_20__28_Web_29_">
      <style:text-properties officeooo:paragraph-rsid="0006a2c6"/>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Text_20_body" style:list-style-name="List_20_3"/>
    <style:style style:name="P35" style:family="paragraph" style:parent-style-name="Text_20_body" style:list-style-name="List_20_3">
      <style:text-properties officeooo:paragraph-rsid="0002f913"/>
    </style:style>
    <style:style style:name="P36" style:family="paragraph" style:parent-style-name="Text_20_body" style:list-style-name="List_20_3">
      <style:text-properties fo:language="de" fo:country="AT" officeooo:paragraph-rsid="0002f913"/>
    </style:style>
    <style:style style:name="P37" style:family="paragraph" style:parent-style-name="Heading_20_3">
      <style:text-properties officeooo:paragraph-rsid="0005206c"/>
    </style:style>
    <style:style style:name="P38" style:family="paragraph" style:parent-style-name="Standard" style:list-style-name="List_20_3">
      <style:text-properties officeooo:paragraph-rsid="0002f913"/>
    </style:style>
    <style:style style:name="P39" style:family="paragraph" style:parent-style-name="Standard" style:list-style-name="L1">
      <style:text-properties officeooo:paragraph-rsid="00077323"/>
    </style:style>
    <style:style style:name="P40" style:family="paragraph" style:parent-style-name="Standard" style:list-style-name="List_20_1"/>
    <style:style style:name="P41" style:family="paragraph" style:parent-style-name="Standard" style:list-style-name="List_20_3">
      <style:paragraph-properties fo:margin-top="0.494cm" fo:margin-bottom="0cm" style:contextual-spacing="false"/>
    </style:style>
    <style:style style:name="P42" style:family="paragraph" style:parent-style-name="Standard" style:list-style-name="WW8Num55">
      <style:paragraph-properties fo:margin-top="0.494cm" fo:margin-bottom="0cm" style:contextual-spacing="false"/>
    </style:style>
    <style:style style:name="P43" style:family="paragraph" style:parent-style-name="Standard" style:list-style-name="WW8Num48">
      <style:paragraph-properties fo:margin-top="0.494cm" fo:margin-bottom="0cm" style:contextual-spacing="false"/>
    </style:style>
    <style:style style:name="P44" style:family="paragraph" style:parent-style-name="Standard" style:list-style-name="WW8Num104">
      <style:paragraph-properties fo:margin-top="0.494cm" fo:margin-bottom="0cm" style:contextual-spacing="false"/>
    </style:style>
    <style:style style:name="P45" style:family="paragraph" style:parent-style-name="Standard" style:list-style-name="WW8Num103">
      <style:paragraph-properties fo:margin-top="0cm" fo:margin-bottom="0.494cm" style:contextual-spacing="false"/>
    </style:style>
    <style:style style:name="P46" style:family="paragraph" style:parent-style-name="Standard" style:list-style-name="WW8Num55">
      <style:paragraph-properties fo:margin-top="0cm" fo:margin-bottom="0.494cm" style:contextual-spacing="false"/>
    </style:style>
    <style:style style:name="P47" style:family="paragraph" style:parent-style-name="Standard" style:list-style-name="WW8Num48">
      <style:paragraph-properties fo:margin-top="0cm" fo:margin-bottom="0.494cm" style:contextual-spacing="false"/>
    </style:style>
    <style:style style:name="P48" style:family="paragraph" style:parent-style-name="Standard" style:list-style-name="WW8Num104">
      <style:paragraph-properties fo:margin-top="0cm" fo:margin-bottom="0.494cm" style:contextual-spacing="false"/>
    </style:style>
    <style:style style:name="P49" style:family="paragraph" style:parent-style-name="Standard" style:list-style-name="WW8Num103">
      <style:paragraph-properties fo:margin-top="0.494cm" fo:margin-bottom="0.494cm" style:contextual-spacing="false"/>
    </style:style>
    <style:style style:name="P50" style:family="paragraph" style:parent-style-name="Standard" style:list-style-name="WW8Num55">
      <style:paragraph-properties fo:margin-top="0.494cm" fo:margin-bottom="0.494cm" style:contextual-spacing="false"/>
    </style:style>
    <style:style style:name="P51" style:family="paragraph" style:parent-style-name="Standard" style:list-style-name="WW8Num55">
      <style:paragraph-properties fo:margin-top="0cm" fo:margin-bottom="0cm" style:contextual-spacing="false"/>
    </style:style>
    <style:style style:name="P52" style:family="paragraph" style:parent-style-name="Standard" style:list-style-name="WW8Num48">
      <style:paragraph-properties fo:margin-top="0cm" fo:margin-bottom="0cm" style:contextual-spacing="false"/>
    </style:style>
    <style:style style:name="P53" style:family="paragraph" style:parent-style-name="Standard" style:list-style-name="WW8Num104">
      <style:paragraph-properties fo:margin-top="0cm" fo:margin-bottom="0cm" style:contextual-spacing="false"/>
    </style:style>
    <style:style style:name="P54" style:family="paragraph" style:parent-style-name="Heading_20_2">
      <style:text-properties fo:language="de" fo:country="AT"/>
    </style:style>
    <style:style style:name="P55" style:family="paragraph" style:parent-style-name="Formatvorlage_20_Standard_20__28_Web_29__20__2b__20_Fett" style:list-style-name="List_20_3">
      <style:text-properties style:font-size-complex="10pt"/>
    </style:style>
    <style:style style:name="P56" style:family="paragraph" style:parent-style-name="Standard_20__28_Web_29_" style:list-style-name="List_20_3"/>
    <style:style style:name="T1" style:family="text">
      <style:text-properties officeooo:rsid="0002f913"/>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5206c" style:font-weight-asian="bold" style:font-weight-complex="bold"/>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weight-complex="bold"/>
    </style:style>
    <style:style style:name="T11" style:family="text">
      <style:text-properties fo:language="de" fo:country="AT"/>
    </style:style>
    <style:style style:name="T12" style:family="text">
      <style:text-properties fo:language="de" fo:country="AT" fo:font-weight="bold" style:font-weight-asian="bold"/>
    </style:style>
    <style:style style:name="T13" style:family="text">
      <style:text-properties fo:language="de" fo:country="AT" fo:font-weight="bold" style:font-weight-asian="bold" style:font-weight-complex="bold"/>
    </style:style>
    <style:style style:name="T14" style:family="text">
      <style:text-properties fo:language="de" fo:country="AT" fo:font-weight="bold" officeooo:rsid="0002f913" style:font-weight-asian="bold" style:font-weight-complex="bold"/>
    </style:style>
    <style:style style:name="T15" style:family="text">
      <style:text-properties fo:language="de" fo:country="AT" officeooo:rsid="0002f913"/>
    </style:style>
    <style:style style:name="T16" style:family="text">
      <style:text-properties fo:language="fr" fo:country="FR"/>
    </style:style>
    <style:style style:name="T17" style:family="text">
      <style:text-properties fo:language="it" fo:country="IT" fo:font-weight="bold" style:font-weight-asian="bold" style:font-weight-complex="bold"/>
    </style:style>
    <style:style style:name="T18" style:family="text">
      <style:text-properties fo:language="it" fo:country="IT" fo:font-weight="bold" officeooo:rsid="0002f913" style:font-weight-asian="bold" style:font-weight-complex="bold"/>
    </style:style>
    <style:style style:name="T19" style:family="text">
      <style:text-properties style:font-name="Verdana3" fo:font-weight="bold" style:font-weight-asian="bold" style:font-weight-complex="bold"/>
    </style:style>
    <style:style style:name="T20" style:family="text">
      <style:text-properties fo:color="#0000ff"/>
    </style:style>
    <style:style style:name="T21" style:family="text">
      <style:text-properties fo:color="#0000ff" fo:language="en" fo:country="US" fo:font-weight="bold" style:font-weight-asian="bold" style:font-weight-complex="bold"/>
    </style:style>
    <style:style style:name="T22" style:family="text">
      <style:text-properties fo:color="#0000ff" fo:font-weight="bold" style:font-weight-asian="bold" style:font-weight-complex="bold"/>
    </style:style>
    <style:style style:name="T23" style:family="text">
      <style:text-properties officeooo:rsid="00047cd3"/>
    </style:style>
    <style:style style:name="T24" style:family="text">
      <style:text-properties officeooo:rsid="0005206c"/>
    </style:style>
    <style:style style:name="T25" style:family="text">
      <style:text-properties officeooo:rsid="0006a2c6"/>
    </style:style>
    <style:style style:name="T26" style:family="text">
      <style:text-properties officeooo:rsid="00077323"/>
    </style:style>
    <style:style style:name="T27" style:family="text">
      <style:text-properties officeooo:rsid="000ee78c"/>
    </style:style>
    <style:style style:name="T28" style:family="text">
      <style:text-properties officeooo:rsid="00103409"/>
    </style:style>
    <style:style style:name="T29" style:family="text">
      <style:text-properties officeooo:rsid="0010d2ee"/>
    </style:style>
    <style:style style:name="T30" style:family="text">
      <style:text-properties officeooo:rsid="0013d35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2"><text:a xlink:type="simple" xlink:href="#__RefHeading__3594_1805577513" text:style-name="Internet_20_link" text:visited-style-name="Internet_20_link">1. </text:a>Dateien<text:tab/>1</text:p>
          <text:p text:style-name="P33"><text:a xlink:type="simple" xlink:href="#__RefHeading__3596_1805577513" text:style-name="Internet_20_link" text:visited-style-name="Internet_20_link">1.1. </text:a>Wissenswertes über Dateien<text:tab/>1</text:p>
          <text:p text:style-name="P33"><text:a xlink:type="simple" xlink:href="#__RefHeading__3598_1805577513" text:style-name="Internet_20_link" text:visited-style-name="Internet_20_link">1.2. </text:a>Datei öffnen/schliessen: fopen()/fclose()<text:tab/>3</text:p>
          <text:p text:style-name="P33"><text:a xlink:type="simple" xlink:href="#__RefHeading__3600_1805577513" text:style-name="Internet_20_link" text:visited-style-name="Internet_20_link">1.3. </text:a>Textdatei: Lesen und Schreiben<text:tab/>4</text:p>
          <text:p text:style-name="P31"><text:a xlink:type="simple" xlink:href="#__RefHeading__3606_1805577513" text:style-name="Internet_20_link" text:visited-style-name="Internet_20_link">1.3.1. </text:a>Beispiel: f_nr.c<text:tab/>4</text:p>
          <text:p text:style-name="P33"><text:a xlink:type="simple" xlink:href="#__RefHeading__3608_1805577513" text:style-name="Internet_20_link" text:visited-style-name="Internet_20_link">1.4. </text:a>Meilenstein: Textdateien lesen/schreiben<text:tab/>7</text:p>
          <text:p text:style-name="P31"><text:a xlink:type="simple" xlink:href="#__RefHeading__3664_1805577513" text:style-name="Internet_20_link" text:visited-style-name="Internet_20_link">1.4.1. </text:a>Beispiel: f_cat.c<text:tab/>7</text:p>
          <text:p text:style-name="P31"><text:a xlink:type="simple" xlink:href="#__RefHeading__3604_1805577513" text:style-name="Internet_20_link" text:visited-style-name="Internet_20_link">1.4.2. </text:a>Beispiel: f_cp.c<text:tab/>7</text:p>
          <text:p text:style-name="P31"><text:a xlink:type="simple" xlink:href="#__RefHeading__3610_1805577513" text:style-name="Internet_20_link" text:visited-style-name="Internet_20_link">1.4.3. </text:a>Beispiel: f_fprintf_fscanf.c<text:tab/>7</text:p>
          <text:p text:style-name="P31"><text:a xlink:type="simple" xlink:href="#__RefHeading__3612_1805577513" text:style-name="Internet_20_link" text:visited-style-name="Internet_20_link">1.4.4. </text:a>Beispiel: f_mittel.c<text:tab/>8</text:p>
          <text:p text:style-name="P31"><text:a xlink:type="simple" xlink:href="#__RefHeading__3614_1805577513" text:style-name="Internet_20_link" text:visited-style-name="Internet_20_link">1.4.5. </text:a>Beispiel: f_min_max_mittel.c<text:tab/>9</text:p>
          <text:p text:style-name="P31"><text:a xlink:type="simple" xlink:href="#__RefHeading__3616_1805577513" text:style-name="Internet_20_link" text:visited-style-name="Internet_20_link">1.4.6. </text:a>Beispiel: f_copy_binaer.c<text:tab/>9</text:p>
          <text:p text:style-name="P33"><text:a xlink:type="simple" xlink:href="#__RefHeading__3628_1805577513" text:style-name="Internet_20_link" text:visited-style-name="Internet_20_link">1.5. </text:a>+Binärdatei: Lesen und Schreiben<text:tab/>10</text:p>
          <text:p text:style-name="P31"><text:a xlink:type="simple" xlink:href="#__RefHeading__3630_1805577513" text:style-name="Internet_20_link" text:visited-style-name="Internet_20_link">1.5.1. </text:a>Binärdatei-Beispiel: f_write.c<text:tab/>11</text:p>
          <text:p text:style-name="P31"><text:a xlink:type="simple" xlink:href="#__RefHeading__3632_1805577513" text:style-name="Internet_20_link" text:visited-style-name="Internet_20_link">1.5.2. </text:a>Binärdatei-Beispiel: f_read.c<text:tab/>11</text:p>
          <text:p text:style-name="P33"><text:a xlink:type="simple" xlink:href="#__RefHeading__3640_1805577513" text:style-name="Internet_20_link" text:visited-style-name="Internet_20_link">1.6. </text:a>Dateien mit wahlfreiem Zugriff: fseek,ftell<text:tab/>12</text:p>
          <text:p text:style-name="P31"><text:a xlink:type="simple" xlink:href="#__RefHeading__3642_1805577513" text:style-name="Internet_20_link" text:visited-style-name="Internet_20_link">1.6.1. </text:a>Beispiel: f_seek.c<text:tab/>13</text:p>
          <text:p text:style-name="P31"><text:a xlink:type="simple" xlink:href="#__RefHeading__3644_1805577513" text:style-name="Internet_20_link" text:visited-style-name="Internet_20_link">1.6.2. </text:a>Beispiel: f_index.c<text:tab/>14</text:p>
          <text:p text:style-name="P33"><text:a xlink:type="simple" xlink:href="#__RefHeading__3646_1805577513" text:style-name="Internet_20_link" text:visited-style-name="Internet_20_link">1.7. </text:a>Dir scannen und sortieren, ...<text:tab/>15</text:p>
          <text:p text:style-name="P33"><text:a xlink:type="simple" xlink:href="#__RefHeading__3648_1805577513" text:style-name="Internet_20_link" text:visited-style-name="Internet_20_link">1.8. </text:a>Dateien: Fragen <text:tab/>15</text:p>
        </text:index-body>
      </text:table-of-content>
      <text:p text:style-name="Text_20_body"/>
      <text:h text:style-name="Heading_20_1" text:outline-level="1" text:restart-numbering="true" text:start-value="-1"><text:bookmark-start text:name="__RefHeading__3594_1805577513"/>Dateien<text:bookmark-end text:name="__RefHeading__3594_1805577513"/></text:h>
      <text:h text:style-name="Heading_20_2" text:outline-level="2"><text:bookmark-start text:name="__RefHeading__3596_1805577513"/>Wissenswertes über Dateien<text:bookmark-end text:name="__RefHeading__3596_1805577513"/></text:h>
      <text:list xml:id="list3257787506671676974" text:style-name="List_20_3">
        <text:list-item>
          <text:p text:style-name="P34"><text:span text:style-name="T14">FILE*-Streams<text:line-break/></text:span><text:span text:style-name="T11">In C erfolgt die Dateibearbeitung in Form von C-Funktionen. Als Basis dient das sog. STREAM Konzept. </text:span><text:span text:style-name="T15">In C spricht</text:span><text:span text:style-name="T11"> man vom </text:span><text:span text:style-name="T13">FILE* </text:span><text:span text:style-name="T11">als </text:span><text:span text:style-name="T13">Stream.</text:span></text:p>
        </text:list-item>
        <text:list-item>
          <text:p text:style-name="P34"><text:span text:style-name="T14">fopen(), fclose()</text:span><text:span text:style-name="T15"><text:line-break/></text:span><text:span text:style-name="T11">Ein </text:span><text:span text:style-name="T14">FILE*-Stream</text:span><text:span text:style-name="T11"> wird mit einer </text:span><text:span text:style-name="T14">fopen()</text:span><text:span text:style-name="T11">-Anweisung an eine Datei gebunden und kann dann solange verwendet werden, bis mit einer </text:span><text:span text:style-name="T14">fclose()</text:span><text:span text:style-name="T11">-Anweisung diese Verbindung wieder getrennt wird.</text:span></text:p>
        </text:list-item>
        <text:list-item>
          <text:p text:style-name="P34"><text:span text:style-name="T14">ftell(), fseek()</text:span><text:span text:style-name="T15"><text:line-break/></text:span><text:span text:style-name="T11">Die </text:span><text:span text:style-name="T13">Aktuelle Position</text:span><text:span text:style-name="T11"> in einer Datei wird permanent mitgeführt und kann auch abgefragt werden. Die Funktionen </text:span><text:span text:style-name="T13">fseek()</text:span><text:span text:style-name="T11"> bzw.</text:span><text:span text:style-name="T13"> ftell() </text:span><text:span text:style-name="T11">werden verwendet, um die Postion zu verändern bzw. abzufragen (näheres dazu weiter unten)</text:span></text:p>
        </text:list-item>
        <text:list-item>
          <text:p text:style-name="P36">Es gibt 2 Arten von Streams:</text:p>
          <text:list>
            <text:list-item>
              <text:p text:style-name="P35"><text:span text:style-name="T13">Textdateien</text:span><text:span text:style-name="T11"> (nur druckbare ASCII Zeichen) (auch ASCII-DATEI genannt) <text:line-break/>einige Zeichen (zB: Zeilenschaltung, Tabulator)werden interpretiert, sodass es keine 1 : 1 Beziehung gibt zwischen dem FILE-Stream (im Ram) und der Datei selbst</text:span></text:p>
            </text:list-item>
            <text:list-item>
              <text:p text:style-name="P35"><text:span text:style-name="T13">Binärdateien</text:span><text:span text:style-name="T11"> (beliebige Datentypen)<text:line-break/>keine Interpretation der Daten, d.h. 1:1 Beziehung zwischen FILE-Stream und Datei</text:span></text:p>
            </text:list-item>
          </text:list>
        </text:list-item>
      </text:list>
      <text:p text:style-name="P24"/>
      <text:list xml:id="list221245607651143" text:continue-numbering="true" text:style-name="List_20_3">
        <text:list-item>
          <text:p text:style-name="P41"><text:span text:style-name="T5">Das Zeilenende Problem<text:line-break/></text:span>Bei den Betriebssystemen werden ein oder mehrere Steuerzeichen als Zeilenende interpretiert (z. B. bei UNIX: LF, Mac: CR, Windows: CRLF). Es gibt also keine einheitliche <text:soft-page-break/>Festlegung.<text:line-break/><text:line-break/>Diese Unterschiede machen es oft notwendig, Textdateien bei der Übertragung zwischen verschiedenen Rechner- bzw. Betriebssystemen zu konvertieren. <text:span text:style-name="T16">(s. dos2unix bzw unix2dos. </text:span>Achte auch bei FTP auf ascii-mode, wenn zwischen verschiedenen Systemen ASCII-Dateien übertragen werden)</text:p>
        </text:list-item>
      </text:list>
      <text:p text:style-name="Standard"/>
      <text:p text:style-name="Standard"/>
      <text:list xml:id="list221246503157291" text:continue-numbering="true" text:style-name="List_20_3">
        <text:list-item>
          <text:p text:style-name="P38"><text:span text:style-name="T18">fflush(): </text:span><text:span text:style-name="T17">Gepufferte E/A vs. </text:span><text:span text:style-name="T5">ungepufferte E/A<text:line-break/></text:span>Wie bei den meisten Betriebssystemen wird auch bei DOS oder UNIX die Ausgabe gepuffert. Das heißt, es wird erst etwas ausgegeben, wenn ein Zeilenende an das Ausgabegerät gesendet wird, oder gar erst, wenn das Programm zu ende ist. Falls Sie das nicht möchten, müssen sie also dafür sorgen, dass nach jedem Zeichen wirklich auch die Ausgabe auf d<text:span text:style-name="T1">en Stream</text:span> erfolgt. Sie erreichen dies durch den Funktionsaufruf <text:span text:style-name="HTML_20_Schreibmaschine"><text:span text:style-name="T5">fflush(ausgabeStream);</text:span></text:span> nach jeder Ausgabe. <text:line-break/><text:line-break/>Die Funktion <text:span text:style-name="HTML_20_Schreibmaschine">fflush (FILE *datei)</text:span> sorgt für sofortiges Wegschreiben des internen Dateipuffers. <text:line-break/><text:line-break/>Auch die <text:span text:style-name="T5">Eingabe</text:span> wird wie die Ausgabe gepuffert. Das heißt, es wird beim Aufruf von <text:span text:style-name="HTML_20_Schreibmaschine">getchar()</text:span> gewartet, bis nach dem Zeichen die Enter-Taste gedrückt wird. <text:line-break/><text:line-break/>Um das zu vermeiden (wenn z. B. nur ein einziger Tastendruck erfolgen soll), muss das System in den ungepufferten Betrieb geschaltet werden. Sie erreichen dies unter UNIX durch Umschalten des Terminals in den ungepufferten (raw-)Modus. Das kann durch den Aufruf des Systemkommandos <text:span text:style-name="HTML_20_Schreibmaschine">stty</text:span> erreicht werden: <text:span text:style-name="HTML_20_Schreibmaschine"><text:span text:style-name="T8"><text:line-break/><text:line-break/>system ("stty raw");</text:span></text:span><text:span text:style-name="T8"> <text:line-break/><text:line-break/><text:line-break/></text:span>Will man zusätzlich verhindern, da<text:span text:style-name="T1">ss</text:span> das eingegebene Zeichen vom Betriebssystem 'geechot' wird, kann man den Aufruf erweitern: <text:span text:style-name="HTML_20_Schreibmaschine"><text:line-break/><text:line-break/></text:span><text:span text:style-name="HTML_20_Schreibmaschine"><text:span text:style-name="T8">system ("stty raw -echo");</text:span></text:span><text:span text:style-name="T8"> <text:line-break/><text:line-break/></text:span>Danach wird das eingegebene Zeichen auch nicht mehr automatisch auf dem Bildschirm geechot, sondern erst durch die Ausgabe in Ihrem Programm. Auf diese Weise lassen sich beispielsweise auch Passworteingaben realisieren oder es kann verhindert werden, dass die Eingabe eine Bildschirmmaske verunstaltet. Der Funktionsaufruf fflush(stdout); nach jeder Ausgabe kann dann auch entfallen. Bevor das Programm beendet wird, müssen Sie jedoch wieder in den "Normalmodus" zurückschalten: <text:line-break/><text:line-break/><text:span text:style-name="HTML_20_Schreibmaschine"><text:span text:style-name="T8">system ("stty -raw");</text:span></text:span><text:span text:style-name="T8"><text:line-break/>bzw.<text:line-break/></text:span><text:span text:style-name="HTML_20_Schreibmaschine"><text:span text:style-name="T8">system ("stty -raw echo");</text:span></text:span><text:span text:style-name="T8"> </text:span></text:p>
        </text:list-item>
      </text:list>
      <text:p text:style-name="Text_20_body"/>
      <text:list xml:id="list221244727602080" text:continue-numbering="true" text:style-name="List_20_3">
        <text:list-item>
          <text:p text:style-name="P55">Dateiumlenkung</text:p>
        </text:list-item>
      </text:list>
      <text:p text:style-name="P1">Mit den Zeichen &lt; , &gt; , &gt;&gt; kann man die Standard-Ein/Ausgabe-Streams auf Dateien umlenken.</text:p>
      <text:p text:style-name="P1"/>
      <text:p text:style-name="Standard">Programmname <text:span text:style-name="T5">&lt;</text:span> Dateiname</text:p>
      <text:p text:style-name="P8">Dieses Kommando bewirkt, dass das Programm von der angegebenen Datei liest. </text:p>
      <text:p text:style-name="P27"/>
      <text:p text:style-name="P29"/>
      <text:p text:style-name="Standard">Programmname <text:span text:style-name="T5">&gt;</text:span> Dateiname</text:p>
      <text:p text:style-name="P8"><text:soft-page-break/>Dieses Kommando bewirkt, dass das Programm auf die angegebenen Datei ausgibt.</text:p>
      <text:p text:style-name="Standard_20__28_Web_29_"/>
      <text:p text:style-name="Standard_20__28_Web_29_"/>
      <text:p text:style-name="Standard_20__28_Web_29_">Die so genannten <text:span text:style-name="Emphasis"><text:span text:style-name="T3">Standard-Filepointer</text:span></text:span><text:span text:style-name="T3"> </text:span>sind immer initialisiert, die zugehörigen Dateien immer geöffnet: </text:p>
      <text:p text:style-name="Standard"/>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text:span text:style-name="HTML_20_Schreibmaschine"><text:span text:style-name="T5">stdin</text:span></text:span><text:span text:style-name="T5"> </text:span></text:p>
          </table:table-cell>
          <table:table-cell table:style-name="Tabelle5.A1" office:value-type="string">
            <text:p text:style-name="P2">Standardeingabe </text:p>
          </table:table-cell>
          <table:table-cell table:style-name="Tabelle5.C1" office:value-type="string">
            <text:p text:style-name="P2">(Tastatur)</text:p>
          </table:table-cell>
        </table:table-row>
        <table:table-row table:style-name="Tabelle5.1">
          <table:table-cell table:style-name="Tabelle5.A2" office:value-type="string">
            <text:p text:style-name="P2"><text:span text:style-name="HTML_20_Schreibmaschine"><text:span text:style-name="T5">stdout</text:span></text:span><text:span text:style-name="T5"> </text:span></text:p>
          </table:table-cell>
          <table:table-cell table:style-name="Tabelle5.A2" office:value-type="string">
            <text:p text:style-name="P2">Standardausgabe </text:p>
          </table:table-cell>
          <table:table-cell table:style-name="Tabelle5.C2" office:value-type="string">
            <text:p text:style-name="P2">(Bildschirm)</text:p>
          </table:table-cell>
        </table:table-row>
        <table:table-row table:style-name="Tabelle5.1">
          <table:table-cell table:style-name="Tabelle5.A2" office:value-type="string">
            <text:p text:style-name="P2"><text:span text:style-name="HTML_20_Schreibmaschine"><text:span text:style-name="T5">stderr</text:span></text:span><text:span text:style-name="T5"> </text:span></text:p>
          </table:table-cell>
          <table:table-cell table:style-name="Tabelle5.A2" office:value-type="string">
            <text:p text:style-name="P2">Fehlerausgabe </text:p>
          </table:table-cell>
          <table:table-cell table:style-name="Tabelle5.C2" office:value-type="string">
            <text:p text:style-name="P2">(Bildschirm!)</text:p>
          </table:table-cell>
        </table:table-row>
      </table:table>
      <text:p text:style-name="Standard_20__28_Web_29_"/>
      <text:p text:style-name="Text_20_body"><text:s/></text:p>
      <text:h text:style-name="P54" text:outline-level="2"><text:bookmark-start text:name="__RefHeading__3598_1805577513"/>Datei öffnen/schliessen: fopen()/fclose()<text:bookmark-end text:name="__RefHeading__3598_1805577513"/></text:h>
      <text:p text:style-name="P24">Um mit Dateien arbeiten zu können muss man die &lt;stdio.h&gt; inkludieren. Anschliessend muss dem Dateinamen ein Stream zugeordnet werden. Dies macht die Funktion fopen(). <text:s/>Sie erhält als Paramter einen Dateinamen und liefert einen so genannten Filepointer (einen Stream). Sie öffnet die Datei, d.h. im RAM wird Speicher angelegt (der so genannte FileControlBlock), um Informationen verwalten zu können (Fileowner, creation-date, ...., Filebuffer, ...). </text:p>
      <text:p text:style-name="P24">Daten aus der Datei werden aber noch nicht gelesen.</text:p>
      <text:p text:style-name="P24"/>
      <text:p text:style-name="code"><text:span text:style-name="T5">#include &lt;stdio.h&gt;<text:line-break/></text:span><text:line-break/><text:span text:style-name="T5">FILE* fopen(char* fname,char* mode);<text:line-break/></text:span><text:line-break/>char *fname;<text:tab/>Dateiname zB.: “c:\\dir1\\dir2\\file3.txt”<text:line-break/>char *mode; <text:line-break/></text:p>
      <text:p text:style-name="code">r <text:s text:c="17"/>Open a text file for reading</text:p>
      <text:p text:style-name="code">w <text:s text:c="17"/>Create a text file for writing</text:p>
      <text:p text:style-name="code">a <text:s text:c="17"/>Append to a text file</text:p>
      <text:p text:style-name="code">rb <text:s text:c="16"/>Open a binary file for reading</text:p>
      <text:p text:style-name="code">wb <text:s text:c="16"/>Open a binary file for writing</text:p>
      <text:p text:style-name="code"/>
      <text:p text:style-name="code">ab <text:s text:c="16"/>Append to a binary file</text:p>
      <text:p text:style-name="code">r+ <text:s text:c="16"/>Open a text file for read/write</text:p>
      <text:p text:style-name="code">w+ <text:s text:c="16"/>Create a text file for read/write</text:p>
      <text:p text:style-name="code">a+ <text:s text:c="16"/>Append or create a text file for read/write</text:p>
      <text:p text:style-name="code">r+b <text:s text:c="15"/>Open a binary file for read/write</text:p>
      <text:p text:style-name="code">w+b <text:s text:c="15"/>Create a binary file for read/write</text:p>
      <text:p text:style-name="code">a+b <text:s text:c="15"/>Append a binary file for read/write</text:p>
      <text:p text:style-name="code"><text:line-break/>Rückgabe:<text:tab/><text:tab/>NULL, wenn Datei nicht geöffnet werden konnte<text:line-break/><text:tab/><text:tab/><text:tab/>gültiger FILE* pointer</text:p>
      <text:p text:style-name="P25"/>
      <text:p text:style-name="P25">Beispiel:</text:p>
      <text:p text:style-name="P11">#include &lt;stdio.h&gt;<text:line-break/></text:p>
      <text:p text:style-name="code">int main(int argc, char* argv[]){</text:p>
      <text:p text:style-name="code"><text:tab/><text:span text:style-name="T5">FILE*</text:span> fp;</text:p>
      <text:p text:style-name="code"><text:line-break/><text:tab/>//1. Datei öffnen</text:p>
      <text:p text:style-name="code"><text:soft-page-break/><text:span text:style-name="T8"><text:tab/></text:span><text:span text:style-name="T10">fp = fopen("myfile.txt", "rt");</text:span></text:p>
      <text:p text:style-name="code"><text:span text:style-name="T10"><text:tab/>if (NULL == fp</text:span><text:span text:style-name="T8">){</text:span></text:p>
      <text:p text:style-name="code"><text:tab/><text:tab/> <text:s/>printf("Error opening file: myfile.txt\n");</text:p>
      <text:p text:style-name="code"><text:tab/><text:tab/> <text:s/>exit(1); </text:p>
      <text:p text:style-name="code"><text:span text:style-name="T8"><text:tab/></text:span>}<text:line-break/><text:tab/><text:line-break/><text:tab/>//2. … Mit der Datei arbeiten, s.u.<text:line-break/><text:line-break/><text:tab/>//3. Datei schliessen<text:line-break/><text:span text:style-name="T5"><text:tab/>fclose (fp);<text:line-break/></text:span>}</text:p>
      <text:p text:style-name="P25"/>
      <text:p text:style-name="P25">Mit fclose() muss die Datei geschlossen werden.</text:p>
      <text:h text:style-name="Heading_20_2" text:outline-level="2"><text:bookmark-start text:name="__RefHeading__3600_1805577513"/>Textdatei: Lesen und Schreiben<text:bookmark-end text:name="__RefHeading__3600_1805577513"/></text:h>
      <text:p text:style-name="Text_20_body">Die folgenden C-Funktionen geben einen Überblick, um Textdateien zeilen- bzw. zeichenweise lesen/schreiben zu können.</text:p>
      <text:p text:style-name="Text_20_body"/>
      <text:list xml:id="list1840479469391704902" text:style-name="WW8Num103">
        <text:list-item>
          <text:p text:style-name="P45"><text:span text:style-name="HTML_20_Schreibmaschine"><text:span text:style-name="T19">int fputc(int c, FILE *f)</text:span></text:span><text:span text:style-name="T5"><text:line-break/></text:span>Schreibt ein Zeichen in die Datei. Sie arbeitet wie <text:span text:style-name="HTML_20_Schreibmaschine">putchar()</text:span>. </text:p>
        </text:list-item>
        <text:list-item>
          <text:p text:style-name="P49"><text:span text:style-name="HTML_20_Schreibmaschine"><text:span text:style-name="T19">int fgetc(FILE *f)</text:span></text:span><text:span text:style-name="T5"><text:line-break/></text:span>Liest ein Zeichen aus der Datei. Sie arbeitet wie <text:span text:style-name="HTML_20_Schreibmaschine">getchar()</text:span>. </text:p>
        </text:list-item>
        <text:list-item>
          <text:p text:style-name="P49"><text:span text:style-name="HTML_20_Schreibmaschine"><text:span text:style-name="T19">int fputs(const char *s, FILE *f)</text:span></text:span><text:span text:style-name="T5"><text:line-break/></text:span>Schreibt eine Zeichenkette in die Datei. <text:span text:style-name="HTML_20_Schreibmaschine">s</text:span> ist ein Zeiger (Verweis) auf die Zeichenkette. Die Funktionen liefert ok (0) oder <text:span text:style-name="HTML_20_Schreibmaschine">EOF</text:span>. </text:p>
        </text:list-item>
        <text:list-item>
          <text:p text:style-name="P49"><text:span text:style-name="HTML_20_Schreibmaschine"><text:span text:style-name="T19">char *fgets(char *s, int n, FILE *f)</text:span></text:span><text:span text:style-name="T5"><text:line-break/></text:span>Liest eine Zeichenkette aus der Datei. Die Funktion liefert entweder die Zeichenkette <text:span text:style-name="HTML_20_Schreibmaschine">s</text:span> oder <text:span text:style-name="HTML_20_Schreibmaschine">NULL</text:span>, falls das Dateiende erreicht wurde. Es werden jedoch maximal n-1 Zeichen gelesen. <text:span text:style-name="HTML_20_Schreibmaschine">fgets()</text:span> legt ein Nullbyte am Stringende ab. D.h. am Ende des gelesenen Strings sind die beiden Zeichen \n\0 </text:p>
        </text:list-item>
        <text:list-item>
          <text:p text:style-name="P49"><text:span text:style-name="T5">int fprintf(FILE *fp, char* control-string, ...);<text:line-break/></text:span>wie printf, nur das als 1. Parameter der FILE Pointer angegeben werden muss</text:p>
        </text:list-item>
        <text:list-item>
          <text:p text:style-name="P45"><text:span text:style-name="T5">int fscanf(FILE *fp, char *control-string ...);<text:line-break/></text:span>wie scanf, nur das als 1. Parameter der FILE Pointer angegeben werden muss</text:p>
        </text:list-item>
        <text:list-item>
          <text:p text:style-name="P49"><text:span text:style-name="T5">int feof (FILE*fp);</text:span><text:line-break/>liefert ok (0), wenn das Dateiende noch nicht erreicht ist.<text:line-break/>Bsp:<text:line-break/>while (feof(fp) ==0) { //noch nicht am dateiende ...}</text:p>
        </text:list-item>
      </text:list>
      <text:h text:style-name="Heading_20_3" text:outline-level="3"><text:bookmark-start text:name="__RefHeading__3606_1805577513"/>Beispiel: f_nr.c<text:bookmark-end text:name="__RefHeading__3606_1805577513"/></text:h>
      <text:p text:style-name="HTML_20_Vorformatiert"/>
      <text:p text:style-name="P19">[ <text:span text:style-name="T27">0</text:span>] #include &lt;std<text:span text:style-name="T27">lib</text:span>.h&gt;</text:p>
      <text:p text:style-name="P11"><text:soft-page-break/>[ 1] #include &lt;stdio.h&gt;</text:p>
      <text:p text:style-name="code">[ 2] </text:p>
      <text:p text:style-name="code">[ 3] int main(int argc, char* argv[])</text:p>
      <text:p text:style-name="code">[ 4] <text:s text:c="2"/>{ </text:p>
      <text:p text:style-name="P11">[ 5] <text:s text:c="2"/>FILE *fp;</text:p>
      <text:p text:style-name="code">[ 6] <text:s text:c="2"/>int i,xi;</text:p>
      <text:p text:style-name="code">[ 7] <text:s text:c="2"/>static char dateiname[]="daten.datei";</text:p>
      <text:p text:style-name="code">[ 8] <text:s text:c="2"/>char text[80];</text:p>
      <text:p text:style-name="code">[ 9]</text:p>
      <text:p text:style-name="code">[10] <text:s text:c="2"/>/* Beschreiben der Datei ------------------------------------------------------*/ </text:p>
      <text:p text:style-name="P11">[11] <text:s text:c="2"/>fp = <text:span text:style-name="T20">fopen</text:span>(dateiname,"w");</text:p>
      <text:p text:style-name="code">[12] <text:s text:c="2"/>if ( fp == NULL)</text:p>
      <text:p text:style-name="code">[13] <text:s text:c="4"/>{ </text:p>
      <text:p text:style-name="code">[14] <text:s text:c="4"/>fprintf(stderr,"Datei %s kann nicht zum Schreiben\</text:p>
      <text:p text:style-name="code">[15] <text:s text:c="20"/>geoeffnet werden\n",dateiname);</text:p>
      <text:p text:style-name="code">[16] <text:s text:c="4"/>exit(1);</text:p>
      <text:p text:style-name="code">[17] <text:s text:c="4"/>}</text:p>
      <text:p text:style-name="code">[18] <text:s text:c="2"/>for ( i=0; i&lt;10; i=i+2)</text:p>
      <text:p text:style-name="P11">[19] <text:s text:c="4"/><text:span text:style-name="T20">fprintf(fp,"%d\n",i);</text:span> <text:line-break/></text:p>
      <text:p text:style-name="P11">[20] <text:s text:c="2"/><text:span text:style-name="T20">fclose(fp);</text:span></text:p>
      <text:p text:style-name="code">[21]</text:p>
      <text:p text:style-name="code">[22] <text:s text:c="2"/>/* Lesen der Datei ----------------------------------------------------------*/</text:p>
      <text:p text:style-name="P11">[23] <text:s text:c="2"/><text:span text:style-name="T20">fp = fopen(dateiname,"r");</text:span></text:p>
      <text:p text:style-name="code">[24] <text:s text:c="2"/>if (fp == NULL)</text:p>
      <text:p text:style-name="code">[25] <text:s text:c="5"/>{</text:p>
      <text:p text:style-name="code">[26] <text:s text:c="5"/>fprintf(stderr,"Datei %s kann nicht zum Lesen\</text:p>
      <text:p text:style-name="code">[27] <text:s text:c="21"/>geoeffnet werden\n",dateiname);</text:p>
      <text:p text:style-name="code">[28] <text:s text:c="5"/>exit(2);</text:p>
      <text:p text:style-name="code">[29] <text:s text:c="5"/>}</text:p>
      <text:p text:style-name="code"><text:line-break/><text:span text:style-name="T5">[30] <text:s text:c="2"/>while(</text:span><text:span text:style-name="T22">feof(fp)</text:span><text:span text:style-name="T5"> == 0) </text:span></text:p>
      <text:p text:style-name="P11">[31] <text:s text:c="5"/>{int ret; </text:p>
      <text:p text:style-name="P11">[32] <text:s text:c="5"/>ret=<text:span text:style-name="T20">fscanf(fp,"%d\n", &amp;xi);</text:span></text:p>
      <text:p text:style-name="code">[33] <text:s text:c="5"/>if (ret != -1)printf("%d",xi);</text:p>
      <text:p text:style-name="code">[34] <text:s text:c="5"/>}</text:p>
      <text:p text:style-name="code"><text:line-break/><text:span text:style-name="T5">[35] <text:s text:c="2"/></text:span><text:span text:style-name="T22">fclose(fp)</text:span><text:span text:style-name="T5">;</text:span></text:p>
      <text:p text:style-name="code">[36] <text:s text:c="2"/>return 0;</text:p>
      <text:p text:style-name="code">[37] <text:s text:c="2"/>}</text:p>
      <text:p text:style-name="Standard_20__28_Web_29_"/>
      <text:p text:style-name="Standard_20__28_Web_29_">Im Programm finden wir folgende Dateianweisungen: </text:p>
      <text:list xml:id="list2446767799289179952" text:style-name="WW8Num55">
        <text:list-item>
          <text:p text:style-name="P42"><text:span text:style-name="T5">[ 5] Definieren einer Datei:</text:span><text:line-break/><text:span text:style-name="HTML_20_Schreibmaschine">FILE *&lt;Dateizeiger&gt;</text:span><text:line-break/><text:span text:style-name="HTML_20_Schreibmaschine">FILE</text:span> ist eine spezielle Stream-Struktur, der Datentyp für Dateien. Er ist in der Standardbibliothek <text:span text:style-name="T7">&lt;stdio.h&gt;</text:span> als Struktur festgelegt, die Informationen über die Datei enthält (z. B. Pufferadresse, Zugriffsrechte u.s.w. ).<text:line-break/>Mit obiger Anweisung wird ein Zeiger auf den Datentyp FILE definiert. </text:p>
        </text:list-item>
        <text:list-item>
          <text:p text:style-name="P46"><text:span text:style-name="T5">[11], [23] Öffnen einer Datei:</text:span><text:line-break/><text:span text:style-name="HTML_20_Schreibmaschine">&lt;Dateizeiger&gt; = fopen(&lt;Dateiname&gt;,&lt;Zugriffsmodus&gt;);</text:span><text:line-break/>Die Funktion fopen verbindet den externen Namen der Datei mit dem Programm und liefert als Ergebnis den Zeiger auf die Beschreibung der Datei. Im Fehlerfall wird der NULL-Zeiger zurückgeliefert. Die Funktion ist definiert als </text:p>
        </text:list-item>
      </text:list>
      <text:p text:style-name="P10"><text:soft-page-break/><text:span text:style-name="HTML_20_Schreibmaschine">FILE *fopen(const char *filename, const char *modus)</text:span> </text:p>
      <text:p text:style-name="P10">als Zugriffsmodus steht zur Verfügung eine Kombination von "a", "r", "w" und "+": </text:p>
      <text:list xml:id="list221245769905749" text:continue-list="list2446767799289179952" text:style-name="WW8Num55">
        <text:list-item>
          <text:list>
            <text:list-item text:start-value="1">
              <text:p text:style-name="P42"><text:span text:style-name="T8">"</text:span><text:span text:style-name="HTML_20_Schreibmaschine"><text:span text:style-name="T8">r</text:span></text:span><text:span text:style-name="T8">" (Lesen (</text:span><text:span text:style-name="Emphasis"><text:span text:style-name="T8">read</text:span></text:span><text:span text:style-name="T8">)) </text:span></text:p>
            </text:list-item>
            <text:list-item>
              <text:p text:style-name="P51">"<text:span text:style-name="HTML_20_Schreibmaschine">w</text:span>" (Schreiben (<text:span text:style-name="Emphasis">write</text:span>)) </text:p>
            </text:list-item>
            <text:list-item>
              <text:p text:style-name="P51">"<text:span text:style-name="HTML_20_Schreibmaschine">a</text:span>" (Anhängen (<text:span text:style-name="Emphasis">append</text:span>)) </text:p>
            </text:list-item>
            <text:list-item>
              <text:p text:style-name="P51">"<text:span text:style-name="HTML_20_Schreibmaschine">r+</text:span>" (Lesen und Schreiben) </text:p>
            </text:list-item>
            <text:list-item>
              <text:p text:style-name="P51">"<text:span text:style-name="HTML_20_Schreibmaschine">w+</text:span>" (Schreiben und Lesen) </text:p>
            </text:list-item>
            <text:list-item>
              <text:p text:style-name="P46">"<text:span text:style-name="HTML_20_Schreibmaschine">a+</text:span>" (Lesen an bel. Position, Schreiben am Dateiende) </text:p>
            </text:list-item>
          </text:list>
        </text:list-item>
      </text:list>
      <text:p text:style-name="P9">Durch anhängen eines Zusatzes kann festgelegt werden, ob es sich bei der zu bearbeitenden Datei um eine Binär- oder Textdatei handelt: </text:p>
      <text:list xml:id="list221244875460212" text:continue-list="list221245769905749" text:style-name="WW8Num55">
        <text:list-item>
          <text:list>
            <text:list-item text:start-value="1">
              <text:p text:style-name="P42">"<text:span text:style-name="HTML_20_Schreibmaschine">t</text:span>" (für <text:span text:style-name="Emphasis">text</text:span>) </text:p>
            </text:list-item>
            <text:list-item>
              <text:p text:style-name="P46">"<text:span text:style-name="HTML_20_Schreibmaschine">b</text:span>" (für <text:span text:style-name="Emphasis">binary</text:span>) </text:p>
            </text:list-item>
          </text:list>
        </text:list-item>
      </text:list>
      <text:p text:style-name="P10">Die Funktion fopen reagiert folgendermaßen: </text:p>
      <text:list xml:id="list221244827492616" text:continue-list="list221244875460212" text:style-name="WW8Num55">
        <text:list-item>
          <text:list>
            <text:list-item text:start-value="1">
              <text:p text:style-name="P42">Beim Öffnen einer existierenden Datei<text:line-break/>- zum Lesen: keine Probleme<text:line-break/>- zum Anhängen: keine Probleme<text:line-break/>- zum Schreiben: Inhalt der Datei geht verloren</text:p>
            </text:list-item>
            <text:list-item>
              <text:p text:style-name="P46">Beim Öffnen einer nicht existierenden Datei<text:line-break/>- zum Lesen: Fehler, Ergebnis ist NULL-Zeiger<text:line-break/>- zum Anhängen: neue Datei wird angelegt<text:line-break/>- zum Schreiben: neue Datei wird angelegt</text:p>
            </text:list-item>
          </text:list>
        </text:list-item>
      </text:list>
      <text:p text:style-name="P9">Maximal <text:span text:style-name="HTML_20_Schreibmaschine">FOPEN_MAX</text:span> Dateien können gleichzeitig geöffnet werden, maximale Dateinamenlänge: <text:span text:style-name="HTML_20_Schreibmaschine">FILENAME_MAX</text:span>.<text:line-break/>Zwischen Lesen und Schreiben ist ein Aufruf von <text:span text:style-name="HTML_20_Schreibmaschine">fflush()</text:span> oder ein Positionierungsvorgang nötig. </text:p>
      <text:list xml:id="list221244994222386" text:continue-numbering="true" text:style-name="WW8Num55">
        <text:list-item>
          <text:p text:style-name="P50"><text:span text:style-name="T5">[14], [19], [26] formatierte Ausgabe auf Datei:</text:span><text:line-break/><text:span text:style-name="HTML_20_Schreibmaschine">fprintf(&lt;Dateizeiger&gt;, "&lt;Format&gt;",&lt;Werte&gt;);</text:span><text:line-break/>Entspricht der Funktion <text:span text:style-name="HTML_20_Schreibmaschine">printf</text:span> und schreibt die angegebenen Werte im angegebenen Format auf die Datei. Dateizeiger verweist auf die Datei, auf die geschrieben wird. <text:span text:style-name="HTML_20_Schreibmaschine">fprintf</text:span> ist definiert als </text:p>
        </text:list-item>
      </text:list>
      <text:p text:style-name="P10"><text:span text:style-name="HTML_20_Schreibmaschine">int fprintf(FILE*, const char *format, ...)</text:span> </text:p>
      <text:list xml:id="list221245575827911" text:continue-numbering="true" text:style-name="WW8Num55">
        <text:list-item>
          <text:p text:style-name="P50"><text:span text:style-name="T5">[32] formatierte Eingabe von Datei:</text:span><text:line-break/><text:span text:style-name="HTML_20_Schreibmaschine">fscanf(&lt;Dateizeiger&gt;, "&lt;Format&gt;",&lt;Werte&gt;);</text:span><text:line-break/>Entspricht der Funktion <text:span text:style-name="HTML_20_Schreibmaschine">scanf</text:span> und liest die angegebenen Werte im vereinbarten Format der Datei. <text:span text:style-name="HTML_20_Schreibmaschine">fscanf</text:span> ist definiert als </text:p>
        </text:list-item>
      </text:list>
      <text:p text:style-name="P10"><text:span text:style-name="HTML_20_Schreibmaschine">int fscanf(FILE*, const char *format, ...)</text:span> </text:p>
      <text:list xml:id="list221246053211206" text:continue-numbering="true" text:style-name="WW8Num55">
        <text:list-item>
          <text:p text:style-name="P42"><text:span text:style-name="T5">[30] Dateiende abfragen:</text:span><text:line-break/><text:soft-page-break/><text:span text:style-name="HTML_20_Schreibmaschine">feof(&lt;dateizeiger&gt;);</text:span><text:line-break/>Die Funktion <text:span text:style-name="HTML_20_Schreibmaschine">feof</text:span> liefert den Integerwert 1, wenn das Dateiende gelesen wurde, sonst 0.(<text:span text:style-name="HTML_20_Schreibmaschine">int feof(FILE*)</text:span>)<text:line-break/> </text:p>
        </text:list-item>
        <text:list-item>
          <text:p text:style-name="P46"><text:span text:style-name="T5">[20], [35] Schließen einer Datei:</text:span><text:line-break/><text:span text:style-name="HTML_20_Schreibmaschine">fclose(&lt;Dateizeiger&gt;);</text:span> Die Datei wird geschlossen, vom Programm abgehängt und der Platz für den Filebeschreibungsblock wieder freigegeben. Beim Schreiben auf Dateien sollte die Datei geschlossen werden, sobald alle Schreiboperationen abgschlossen sind, da erst beim Schließen die Dateipuffer auf die Platte geschrieben und die Informationen über die Datei in der Dateiverwaltung aktualisert werden. <text:span text:style-name="HTML_20_Schreibmaschine">fclose</text:span> ist definiert als <text:span text:style-name="HTML_20_Schreibmaschine">int fclose(FILE*)</text:span>. </text:p>
        </text:list-item>
      </text:list>
      <text:h text:style-name="Heading_20_2" text:outline-level="2"><text:bookmark-start text:name="__RefHeading__3608_1805577513"/>Meilenstein: Textdateien lesen/schreiben<text:bookmark-end text:name="__RefHeading__3608_1805577513"/></text:h>
      <text:h text:style-name="P37" text:outline-level="3"><text:bookmark-start text:name="__RefHeading__3664_1805577513"/><text:span text:style-name="T23">Beispiel</text:span>: f_cat.c<text:bookmark-end text:name="__RefHeading__3664_1805577513"/></text:h>
      <text:p text:style-name="P3">Erstellen Sie ein Programm, das die als Argument übergebene Textdatei zeichenweise einliest und auf die Konsole ausgibt.</text:p>
      <text:p text:style-name="P5"/>
      <text:p text:style-name="P5">Aufruf:</text:p>
      <text:p text:style-name="P15">./<text:span text:style-name="T23">f_cat.exe f_cat.c </text:span></text:p>
      <text:p text:style-name="P3"/>
      <text:h text:style-name="P37" text:outline-level="3"><text:bookmark-start text:name="__RefHeading__3604_1805577513"/><text:span text:style-name="T23">Beispiel</text:span>: f_cp.c<text:bookmark-end text:name="__RefHeading__3604_1805577513"/></text:h>
      <text:p text:style-name="P3">Erstellen Sie ein Programm, das die als 1.Argument übergebene Textdatei zeilenweise einliest und in die als 2. Argument angegebene Datei ausgibt.</text:p>
      <text:p text:style-name="P3"/>
      <text:p text:style-name="P5">Aufruf:</text:p>
      <text:p text:style-name="P15">./<text:span text:style-name="T23">f_cp.exe f_cp.c ziel.c</text:span></text:p>
      <text:p text:style-name="P3"/>
      <text:p text:style-name="P3"/>
      <text:p text:style-name="Text_20_body"/>
      <text:h text:style-name="Heading_20_3" text:outline-level="3"><text:bookmark-start text:name="__RefHeading__3610_1805577513"/>Beispiel: f_fprintf_fscanf.c<text:bookmark-end text:name="__RefHeading__3610_1805577513"/></text:h>
      <text:p text:style-name="Text_20_body"/>
      <text:p text:style-name="code"><text:span text:style-name="T5">/*Beispiel: f_fprintf_fscanf.c</text:span><text:line-break/></text:p>
      <text:p text:style-name="code">Von der Datei "daten.dat" sollen Datenzeilen gelesen werden. Jede Zeile enthält einen Integerwert, einen Double-Wert und einen Textstring. Diese Daten werden dann mit einer vorangestellten Zeilennummer in die Datei "tabelle.txt" geschrieben.</text:p>
      <text:p text:style-name="code">*/</text:p>
      <text:p text:style-name="code"/>
      <text:p text:style-name="code">#include &lt;stdio.h&gt;</text:p>
      <text:p text:style-name="code">#include &lt;stdlib.h&gt;</text:p>
      <text:p text:style-name="code"/>
      <text:p text:style-name="code">int <text:s/>main(int argc, char* argv[])<text:span text:style-name="T8">{</text:span></text:p>
      <text:p text:style-name="code"><text:s text:c="2"/>char <text:s/>msg[128];</text:p>
      <text:p text:style-name="code"><text:s text:c="2"/>int <text:s/>n, i;</text:p>
      <text:p text:style-name="code"><text:span text:style-name="T8"><text:s text:c="2"/></text:span><text:span text:style-name="T16">double <text:s/>d;</text:span></text:p>
      <text:p text:style-name="code"><text:s text:c="2"/>FILE <text:s/>*fpin, *fpout;<text:line-break/><text:soft-page-break/></text:p>
      <text:p text:style-name="code"><text:span text:style-name="T16"><text:s text:c="2"/></text:span>/* Dateien oeffnen <text:s/>-----------------------------------------------------*/</text:p>
      <text:p text:style-name="P11"><text:s text:c="2"/>fpin <text:s/>= fopen("daten.dat", "rt");</text:p>
      <text:p text:style-name="code"><text:span text:style-name="T4"><text:s text:c="2"/></text:span><text:span text:style-name="T9">fpout = fopen("tabelle.txt", "wt");</text:span></text:p>
      <text:p text:style-name="code"><text:s text:c="2"/>if((fpin == NULL) || (fpout == NULL))</text:p>
      <text:p text:style-name="code"><text:span text:style-name="T8"><text:s text:c="4"/></text:span>{ /* ... hat nicht funktioniert */</text:p>
      <text:p text:style-name="code"><text:s text:c="4"/>fprintf(stderr, "Fehler: I/O");</text:p>
      <text:p text:style-name="code"><text:s text:c="4"/>exit(1);</text:p>
      <text:p text:style-name="code"><text:s text:c="4"/>}</text:p>
      <text:p text:style-name="code"><text:line-break/> <text:s/>/* jetzt lesen und schreiben */</text:p>
      <text:p text:style-name="code"><text:s text:c="2"/><text:span text:style-name="T8">i = 1;</text:span></text:p>
      <text:p text:style-name="P11"><text:s text:c="2"/>while (feof(fpin) == 0) //noch nicht <text:span text:style-name="T30">am Dateiende</text:span></text:p>
      <text:p text:style-name="code"><text:s text:c="4"/>{</text:p>
      <text:p text:style-name="P11"><text:s text:c="4"/>fscanf(fpin, "%d%lf%s", &amp;n, &amp;d, msg);</text:p>
      <text:p text:style-name="code"><text:span text:style-name="T8"><text:s text:c="4"/></text:span>if(feof(fpin) == 0)</text:p>
      <text:p text:style-name="code"><text:tab/>{</text:p>
      <text:p text:style-name="code"><text:tab/><text:tab/>/* noch nicht am Dateiende<text:span text:style-name="T8">*/</text:span></text:p>
      <text:p text:style-name="P11"><text:tab/> <text:s text:c="3"/>fprintf(fpout, "%d&gt; <text:s/>%s <text:s/>%d <text:s/>%lf\n", i++, msg, n, d);</text:p>
      <text:p text:style-name="code"><text:tab/>}</text:p>
      <text:p text:style-name="code"><text:span text:style-name="T8"><text:s text:c="2"/></text:span>} //while</text:p>
      <text:p text:style-name="code"><text:line-break/> <text:s/>/* Dateien schliessen */</text:p>
      <text:p text:style-name="P11"><text:s text:c="2"/>fclose(fpout);</text:p>
      <text:p text:style-name="code"><text:span text:style-name="T4"><text:s text:c="2"/></text:span><text:span text:style-name="T9">fclose(fpin); <text:s text:c="2"/></text:span></text:p>
      <text:p text:style-name="code"/>
      <text:p text:style-name="code"><text:s text:c="2"/>return 0;</text:p>
      <text:p text:style-name="code"><text:span text:style-name="T8"><text:s text:c="2"/></text:span>}</text:p>
      <text:p text:style-name="Standard_20__28_Web_29_"/>
      <text:p text:style-name="Standard_20__28_Web_29_"/>
      <text:p text:style-name="HTML_20_Vorformatiert"/>
      <text:h text:style-name="Heading_20_3" text:outline-level="3"><text:bookmark-start text:name="__RefHeading__3612_1805577513"/>Beispiel: f_mittel.c<text:bookmark-end text:name="__RefHeading__3612_1805577513"/></text:h>
      <text:p text:style-name="HTML_20_Vorformatiert"/>
      <text:p text:style-name="code">Gegeben sei folgendes Programm, das aus einer Datei, die als Argument in <text:s/>der Shell angegeben wird(zB: zahlen.txt), Double-Zahlen einliest und daraus den Mittelwert bestimmt und diesen dann ausgibt.</text:p>
      <text:p text:style-name="code"><text:line-break/>Aufruf:</text:p>
      <text:p text:style-name="code">./f_mittel.exe zahlen.txt</text:p>
      <text:p text:style-name="code"/>
      <text:p text:style-name="code"/>
      <text:p text:style-name="code">#include &lt;stdio.h&gt;</text:p>
      <text:p text:style-name="code">#include &lt;stdlib.h&gt;</text:p>
      <text:p text:style-name="code"/>
      <text:p text:style-name="code">int main(int argc, char *argv[]){</text:p>
      <text:p text:style-name="code"><text:s text:c="2"/>double x; <text:s/>/* Eingabe-Werte */</text:p>
      <text:p text:style-name="code"><text:s text:c="2"/>int r; <text:s text:c="4"/>/* Rueckgabewert von fscanf <text:s/>*/</text:p>
      <text:p text:style-name="code"><text:s text:c="2"/>int n; <text:s text:c="4"/>/* Anzahl der Werte */</text:p>
      <text:p text:style-name="code"><text:s text:c="2"/>double sx; /* in sx werden die eingelesenen Werte aufsummiert */</text:p>
      <text:p text:style-name="code"><text:s text:c="2"/>double mx; /* Mittelwert der x-Werte */</text:p>
      <text:p text:style-name="code"><text:s text:c="2"/>int i; <text:s text:c="4"/>/* Zaehler fuer Parameter */</text:p>
      <text:p text:style-name="code"><text:s text:c="2"/>FILE *fp; <text:s/>/* Eingabedatei */</text:p>
      <text:p text:style-name="code"/>
      <text:p text:style-name="code"><text:s text:c="2"/>if (argc !=2){</text:p>
      <text:p text:style-name="code"><text:tab/>printf("Aufruf: %s zahlen.txt\n", argv[0]);</text:p>
      <text:p text:style-name="code"><text:tab/>exit(1);</text:p>
      <text:p text:style-name="code"><text:s text:c="2"/>}</text:p>
      <text:p text:style-name="code"><text:soft-page-break/></text:p>
      <text:p text:style-name="code"><text:s text:c="2"/>if ((fp=fopen(argv[1], "r")) == NULL) </text:p>
      <text:p text:style-name="code"><text:s text:c="6"/>{</text:p>
      <text:p text:style-name="code"><text:s text:c="6"/>fprintf(stderr, "Fehler: fopen(%s)\n", argv[1] );</text:p>
      <text:p text:style-name="code"><text:span text:style-name="T8"><text:s text:c="6"/></text:span>exit(1);</text:p>
      <text:p text:style-name="code"><text:s text:c="6"/>}</text:p>
      <text:p text:style-name="code"/>
      <text:p text:style-name="code"><text:s text:c="2"/>/* Datei bearbeiten */ </text:p>
      <text:p text:style-name="code"><text:s text:c="2"/>n <text:s/>= 0; /* Zaehler und Summe auf Null setzen */</text:p>
      <text:p text:style-name="code"><text:s text:c="2"/>sx = 0.<text:span text:style-name="T28">0</text:span>;</text:p>
      <text:p text:style-name="code"><text:s text:c="2"/>while (feof(fp)== 0)</text:p>
      <text:p text:style-name="code"><text:s text:c="8"/>{</text:p>
      <text:p text:style-name="code"><text:s text:c="8"/>r = fscanf (fp,"%lf",&amp;x); /* Wert einlesen */</text:p>
      <text:p text:style-name="code"><text:s text:c="8"/>if (r != EOF)</text:p>
      <text:p text:style-name="code"><text:tab/><text:tab/>{</text:p>
      <text:p text:style-name="code"><text:tab/><text:tab/><text:tab/>n = n + 1;</text:p>
      <text:p text:style-name="P13"><text:tab/><text:tab/><text:tab/>sx = sx + x;</text:p>
      <text:p text:style-name="code"><text:s text:c="8"/><text:tab/>}</text:p>
      <text:p text:style-name="code"><text:tab/> <text:s text:c="2"/>}</text:p>
      <text:p text:style-name="code"/>
      <text:p text:style-name="code"><text:s text:c="2"/>mx = sx/n;</text:p>
      <text:p text:style-name="code"><text:span text:style-name="T16"><text:s text:c="2"/></text:span><text:span text:style-name="T8">fprintf(stdout,"Datei: <text:s/>%s\n", argv[1]);</text:span></text:p>
      <text:p text:style-name="code"><text:span text:style-name="T8"><text:s text:c="2"/></text:span>fprintf(stdout," <text:s text:c="2"/>Anzahl der verarbeiteten Werte: <text:s/>%d\n",n);</text:p>
      <text:p text:style-name="code"><text:s text:c="2"/>fprintf(stdout," <text:s text:c="2"/>Mittelwert: %<text:span text:style-name="T28">l</text:span>f\n",mx);</text:p>
      <text:p text:style-name="code"><text:s text:c="2"/></text:p>
      <text:p text:style-name="code"><text:s text:c="2"/><text:span text:style-name="T8">fclose(fp);</text:span></text:p>
      <text:p text:style-name="P14"/>
      <text:p text:style-name="P14"><text:s text:c="2"/>return 0;</text:p>
      <text:p text:style-name="code">}</text:p>
      <text:p text:style-name="HTML_20_Vorformatiert"/>
      <text:h text:style-name="Heading_20_3" text:outline-level="3"><text:bookmark-start text:name="__RefHeading__3614_1805577513"/><text:span text:style-name="T24">Beispiel</text:span>: f_min_max_mittel.c<text:bookmark-end text:name="__RefHeading__3614_1805577513"/></text:h>
      <text:p text:style-name="P7">Erweitern Sie das Programm f_mittel.c so, dass gleichzeitig das Minimum und das Maximum der eingelesenen Zahlen ermittelt und ausgegeben w<text:span text:style-name="T24">erden</text:span>.<text:line-break/></text:p>
      <text:p text:style-name="P7"><text:span text:style-name="T29">Hinweis:</text:span><text:line-break/><text:span text:style-name="T29">#include &lt;float.h&gt; // wegen DBL_MAX</text:span></text:p>
      <text:p text:style-name="Standard_20__28_Web_29_"/>
      <text:h text:style-name="Heading_20_3" text:outline-level="3"><text:bookmark-start text:name="__RefHeading__3616_1805577513"/>Beispiel: f_copy_binaer.c<text:bookmark-end text:name="__RefHeading__3616_1805577513"/></text:h>
      <text:p text:style-name="HTML_20_Vorformatiert"/>
      <text:p text:style-name="P11">Beispiel: f_copy_binaer.c<text:line-break/></text:p>
      <text:p text:style-name="code">Programm zum <text:span text:style-name="T5">Kopieren einer Datei</text:span>. Das Programm hat zwei Kommandozeilen-Parameter, die Namen von Quell- und Zieldatei. In diesem Beispiel wird besonders auf die Fehlerbehandlung eingegangen. Wenn etwas schief geht, interessiert uns die Ursache, die bei vielen Funktionen als Nummer in <text:span text:style-name="HTML_20_Schreibmaschine">errno</text:span> und als englischer Text in <text:span text:style-name="HTML_20_Schreibmaschine">strerror(errno)</text:span> hinterlegt sind. Deshalb wird die Headerdatei <text:span text:style-name="HTML_20_Schreibmaschine">errno.h</text:span> eingebunden. <text:line-break/></text:p>
      <text:p text:style-name="P11">Frage:</text:p>
      <text:p text:style-name="code">Die Dateien werden hier als Biärdateien behandelt. Können Sie sagen, warum?</text:p>
      <text:p text:style-name="P11">Antwort:</text:p>
      <text:p text:style-name="code"/>
      <text:p text:style-name="code"/>
      <text:p text:style-name="code">#include &lt;stdio.h&gt;</text:p>
      <text:p text:style-name="code">#include &lt;stdlib.h&gt;</text:p>
      <text:p text:style-name="code">#include &lt;stddef.h&gt;</text:p>
      <text:p text:style-name="code">#include &lt;errno.h&gt;</text:p>
      <text:p text:style-name="P22">#include &lt;<text:span text:style-name="T29">string</text:span>.h&gt;</text:p>
      <text:p text:style-name="P22"/>
      <text:p text:style-name="code"/>
      <text:p text:style-name="code">int main(int argc, const char *argv[])</text:p>
      <text:p text:style-name="code"><text:s text:c="2"/>{</text:p>
      <text:p text:style-name="P11"><text:s text:c="2"/>FILE *infile,*outfile;</text:p>
      <text:p text:style-name="code"><text:soft-page-break/><text:s text:c="2"/>int c,i;</text:p>
      <text:p text:style-name="code"/>
      <text:p text:style-name="code"><text:s text:c="2"/>if(argc != 3)</text:p>
      <text:p text:style-name="code"><text:s text:c="4"/>{</text:p>
      <text:p text:style-name="code"><text:s text:c="4"/>fprintf(stderr,</text:p>
      <text:p text:style-name="code"><text:span text:style-name="T8"><text:s text:c="7"/></text:span>"Aufruf: %s quelldatei zieldatei\n", argv[0]);</text:p>
      <text:p text:style-name="code"><text:s text:c="4"/><text:span text:style-name="T8">return(EXIT_FAILURE);</text:span></text:p>
      <text:p text:style-name="code"><text:s text:c="4"/>}</text:p>
      <text:p text:style-name="code"><text:line-break/><text:span text:style-name="T5"> <text:s/>infile = fopen(argv[1],"</text:span><text:span text:style-name="T22">rb</text:span><text:span text:style-name="T5">");</text:span></text:p>
      <text:p text:style-name="code"><text:s text:c="2"/>if(infile == NULL)</text:p>
      <text:p text:style-name="code"><text:s text:c="4"/>{</text:p>
      <text:p text:style-name="code"><text:s text:c="4"/>fprintf(stderr,</text:p>
      <text:p text:style-name="code"><text:span text:style-name="T8"><text:s text:c="7"/></text:span>"Fehler beim Öffnen der Datei %s: %s\n",</text:p>
      <text:p text:style-name="code"><text:s text:c="7"/><text:span text:style-name="T8">argv[1],strerror(errno));</text:span></text:p>
      <text:p text:style-name="code"><text:s text:c="4"/>return(EXIT_FAILURE);</text:p>
      <text:p text:style-name="code"><text:s text:c="4"/>}</text:p>
      <text:p text:style-name="code"><text:line-break/><text:span text:style-name="T5"> <text:s/>outfile = fopen(argv[2],"</text:span><text:span text:style-name="T22">wb</text:span><text:span text:style-name="T5">");</text:span></text:p>
      <text:p text:style-name="code"><text:s text:c="2"/>if(outfile == NULL)</text:p>
      <text:p text:style-name="code"><text:s text:c="4"/>{</text:p>
      <text:p text:style-name="code"><text:s text:c="4"/>fprintf(stderr,</text:p>
      <text:p text:style-name="code"><text:span text:style-name="T8"><text:s text:c="6"/></text:span>"Fehler beim Erzeugen der Datei %s: %s\n",</text:p>
      <text:p text:style-name="code"><text:s text:c="6"/><text:span text:style-name="T8">argv[2], strerror(errno));</text:span></text:p>
      <text:p text:style-name="code"><text:s text:c="4"/>fclose(infile);</text:p>
      <text:p text:style-name="code"><text:s text:c="4"/>return(EXIT_FAILURE);</text:p>
      <text:p text:style-name="code"><text:s text:c="4"/>}</text:p>
      <text:p text:style-name="code"><text:line-break/> <text:s/>/* Kopieren: zeichenweises lesen */<text:line-break/><text:span text:style-name="T5"> <text:s/>while((c = fgetc(infile)) != EOF)</text:span></text:p>
      <text:p text:style-name="P11"><text:s text:c="4"/>fputc(c,outfile);</text:p>
      <text:p text:style-name="code"><text:line-break/><text:line-break/><text:span text:style-name="T5"> <text:s/>fclose(infile);<text:line-break/> <text:s/>fclose(outfile);<text:line-break/></text:span></text:p>
      <text:p text:style-name="code"/>
      <text:p text:style-name="code"><text:s text:c="2"/>return(EXIT_SUCCESS);<text:line-break/>}</text:p>
      <text:p text:style-name="code"/>
      <text:p text:style-name="HTML_20_Vorformatiert"/>
      <text:p text:style-name="HTML_20_Vorformatiert"/>
      <text:p text:style-name="HTML_20_Vorformatiert"/>
      <text:h text:style-name="Heading_20_2" text:outline-level="2"><text:bookmark-start text:name="__RefHeading__3628_1805577513"/>+Binärdatei: Lesen und Schreiben<text:bookmark-end text:name="__RefHeading__3628_1805577513"/></text:h>
      <text:p text:style-name="Standard"/>
      <text:p text:style-name="Standard">Bei binärer Ein- und Ausgabe auf Dateien werden die Daten nicht in "lesbarer" Form abgelegt, sondern die <text:span text:style-name="T5">Interndarstellung der Speicherinhalte</text:span> (Auszug aus dem RAM) wird direkt (<text:span text:style-name="T5">byteweise</text:span>) in die Datei übertragen. Binäres Schreiben einer long-Variablen benötigt also stets vier Byte Speicherplatz, wogegen der erforderliche Speicherplatz bei formatierter Ausgabe (Textdatei) von der Größe der Zahl abhängt. </text:p>
      <text:p text:style-name="Standard"/>
      <text:list xml:id="list221245327075255" text:continue-list="list221244727602080" text:style-name="List_20_3">
        <text:list-item>
          <text:p text:style-name="P56"><text:span text:style-name="T6">fwrite()</text:span><text:span text:style-name="T24"><text:line-break/></text:span>Die Funktion <text:span text:style-name="HTML_20_Schreibmaschine"><text:span text:style-name="T5">fwrite</text:span></text:span><text:span text:style-name="HTML_20_Schreibmaschine"><text:span text:style-name="T6">()</text:span></text:span> schreibt eine angegebene Anzahl von Datenelementen gleicher Größe in eine Datei. Übergeben werden muss: </text:p>
        </text:list-item>
      </text:list>
      <text:list xml:id="list564141365354488649" text:style-name="WW8Num48">
        <text:list-item>
          <text:p text:style-name="P43">Die Adresse des ersten Datenelements. Da nicht von vorne herein klar ist, welche Daten <text:soft-page-break/>geschrieben werden sollen, wird hier ein Zeiger auf void übergeben. Der Zeiger auf die aktuell zu schreibenden Daten kann problemlos in einen solchen gewandelt werden. </text:p>
        </text:list-item>
        <text:list-item>
          <text:p text:style-name="P52">Die Größe eines einzelnen Datenelements. Hierzu gibt es den vordefinierten Typ <text:span text:style-name="HTML_20_Schreibmaschine">size_t</text:span>, der normalerweise ein vorzeichenloser Ganzzahltyp ist. Die aktuelle Größe wird normalerweise mit dem <text:span text:style-name="HTML_20_Schreibmaschine">sizeof</text:span>-Operator ermittelt. </text:p>
        </text:list-item>
        <text:list-item>
          <text:p text:style-name="P52">Die Anzahl der zu schreibenden Datenelemente </text:p>
        </text:list-item>
        <text:list-item>
          <text:p text:style-name="P47">Die Ausgabedatei </text:p>
        </text:list-item>
      </text:list>
      <text:p text:style-name="Standard"><text:span text:style-name="HTML_20_Schreibmaschine">fwrite</text:span> wird also definiert als: </text:p>
      <text:p text:style-name="Standard"/>
      <text:p text:style-name="code"><text:span text:style-name="HTML_20_Schreibmaschine">size_t fwrite(const void *pt, size_t size, size_t n, FILE *f)</text:span> </text:p>
      <text:p text:style-name="Standard_20__28_Web_29_"/>
      <text:p text:style-name="Standard_20__28_Web_29_">Die <text:span text:style-name="T5">auszugebenden Daten</text:span> müssen <text:span text:style-name="T5">zusammenhängend</text:span> im Speicher stehen. Dies ist bei <text:span text:style-name="T5">Arrays</text:span> stets der Fall, ebenso wie bei Speicherplatz, der durch einen einzelnen <text:span text:style-name="HTML_20_Schreibmaschine">malloc()</text:span>-Aufruf (siehe Zeiger) zur Verfügung gestellt wurde. </text:p>
      <text:p text:style-name="Standard_20__28_Web_29_"/>
      <text:h text:style-name="Heading_20_3" text:outline-level="3"><text:bookmark-start text:name="__RefHeading__3630_1805577513"/>Binärdatei-Beispiel: f_write.c<text:bookmark-end text:name="__RefHeading__3630_1805577513"/></text:h>
      <text:p text:style-name="Standard_20__28_Web_29_"/>
      <text:p text:style-name="code">// <text:span text:style-name="T24">f_write.c</text:span></text:p>
      <text:p text:style-name="P17">//</text:p>
      <text:p text:style-name="P17"/>
      <text:p text:style-name="code">#include &lt;stdio.h&gt;</text:p>
      <text:p text:style-name="code">#include &lt;stdlib.h&gt;</text:p>
      <text:p text:style-name="code"/>
      <text:p text:style-name="code">int main(void)</text:p>
      <text:p text:style-name="code"><text:span text:style-name="T16"><text:s text:c="2"/></text:span>{</text:p>
      <text:p text:style-name="code"><text:s text:c="2"/>int feld[] = {3, 91, 2134, 6, 33, 267, 9123, -5, 22, 0}; </text:p>
      <text:p text:style-name="code"><text:s text:c="2"/>FILE *fp; </text:p>
      <text:p text:style-name="code"><text:s text:c="2"/>char dateiname[] = "daten.bin"; /* Dateiname */</text:p>
      <text:p text:style-name="code"><text:line-break/><text:span text:style-name="T5"> <text:s/>fp = fopen(dateiname, "wb"); <text:s text:c="2"/>/*!!!!!!!!*/</text:span></text:p>
      <text:p text:style-name="code"><text:s text:c="2"/><text:span text:style-name="T8">if (fp == NULL)</text:span></text:p>
      <text:p text:style-name="code"><text:span text:style-name="T8"><text:s text:c="4"/></text:span>{</text:p>
      <text:p text:style-name="code"><text:s text:c="4"/>printf("Fehler beim Oeffnen der Datei %s\n", dateiname);</text:p>
      <text:p text:style-name="code"><text:s text:c="4"/><text:span text:style-name="T8">exit(1);</text:span></text:p>
      <text:p text:style-name="code"><text:s text:c="4"/>}</text:p>
      <text:p text:style-name="code"><text:line-break/><text:span text:style-name="T5"> <text:s/></text:span><text:span text:style-name="T22">fwrite( (void *)feld, sizeof(int), 10, fp);</text:span></text:p>
      <text:p text:style-name="code"><text:span text:style-name="T8"><text:s text:c="2"/></text:span>/* Das Array wird komplett auf einmal geschrieben */</text:p>
      <text:p text:style-name="code"><text:line-break/><text:span text:style-name="T5"> <text:s/>fclose(fp);<text:line-break/></text:span><text:line-break/> <text:s/>return 0;</text:p>
      <text:p text:style-name="code"><text:span text:style-name="T8"><text:s text:c="2"/></text:span>}</text:p>
      <text:p text:style-name="Standard_20__28_Web_29_">Die Größe der Datei <text:span text:style-name="HTML_20_Schreibmaschine">daten.bin</text:span> ist also 10 * sizeof(int). </text:p>
      <text:p text:style-name="Standard_20__28_Web_29_"/>
      <text:p text:style-name="Standard_20__28_Web_29_"/>
      <text:list xml:id="list221245326426265" text:continue-list="list221245327075255" text:style-name="List_20_3">
        <text:list-item>
          <text:p text:style-name="P56"><text:span text:style-name="T6">fread</text:span><text:span text:style-name="T24">()<text:line-break/></text:span>Die Funktion <text:span text:style-name="HTML_20_Schreibmaschine"><text:span text:style-name="T5">fread</text:span></text:span> ist die zu <text:span text:style-name="HTML_20_Schreibmaschine">fwrite</text:span> gehörige analoge Einlesefunktion. Ihr Rückgabewert ist die Anzahl der tatsächlich gelesenen Bytes. Diese Zahl kann kleiner sein, als die Zahl der zu lesenden Bytes, wenn das Dateiende vorzeitig erreicht wurde. Sie ist definiert als: </text:p>
        </text:list-item>
      </text:list>
      <text:p text:style-name="Standard_20__28_Web_29_"/>
      <text:p text:style-name="code"><text:span text:style-name="HTML_20_Schreibmaschine"><text:span text:style-name="T8">int fread(void *ptr, size_t size, size_t n, FILE *f)</text:span></text:span><text:span text:style-name="T8"> </text:span></text:p>
      <text:p text:style-name="P26"/>
      <text:p text:style-name="Standard_20__28_Web_29_"><text:soft-page-break/></text:p>
      <text:h text:style-name="Heading_20_3" text:outline-level="3"><text:bookmark-start text:name="__RefHeading__3632_1805577513"/>Binärdatei-Beispiel: f_read.c<text:bookmark-end text:name="__RefHeading__3632_1805577513"/></text:h>
      <text:p text:style-name="Standard_20__28_Web_29_"/>
      <text:p text:style-name="Standard_20__28_Web_29_">Das folgende Programm kopiert eine Datei unter Verwendung der beiden Funktionen fread() und fwrite(). Dabei wird ein char-Array als Puffer verwendet. Diese Kopiermethode ist wesentlich schneller als zeichenweises Kopieren. Das Dateiende wird dadurch erkannt, dass fread() den Wert 0 zurück liefert. fwrite() schreibt genau so viele Bytes, wie von fread() gelesen wurden. </text:p>
      <text:p text:style-name="Standard_20__28_Web_29_"/>
      <text:p text:style-name="code">// <text:span text:style-name="T24">f_read.c</text:span></text:p>
      <text:p text:style-name="P17"/>
      <text:p text:style-name="code">#include &lt;stdio.h&gt;</text:p>
      <text:p text:style-name="code">#include &lt;stdlib.h&gt;</text:p>
      <text:p text:style-name="code"/>
      <text:p text:style-name="code">#define MAXBUF 32768 /* Puffergroesse */</text:p>
      <text:p text:style-name="code"/>
      <text:p text:style-name="code">int main(int argc, char* argv[])</text:p>
      <text:p text:style-name="code"><text:s text:c="2"/>{</text:p>
      <text:p text:style-name="code"><text:s text:c="2"/>char buffer[MAXBUF]; <text:s text:c="11"/>/* Kopierpuffer */</text:p>
      <text:p text:style-name="code"><text:span text:style-name="T8"><text:s text:c="2"/></text:span>FILE *rf, *wf; <text:s text:c="17"/>/* Lesedatei, Schreibdatei */</text:p>
      <text:p text:style-name="code"><text:s text:c="2"/>int numread; <text:s text:c="19"/>/* Anzahl gelesener Zeichen */</text:p>
      <text:p text:style-name="code"><text:s text:c="2"/>char readfrom[] = "daten.bin"; <text:s/>/* Dateinamen */</text:p>
      <text:p text:style-name="code"><text:s text:c="2"/><text:span text:style-name="T8">char writeto[] = "daten.bak";</text:span></text:p>
      <text:p text:style-name="code"/>
      <text:p text:style-name="P11"><text:s text:c="2"/>rf = fopen(readfrom, "rb");</text:p>
      <text:p text:style-name="code"><text:s text:c="2"/>if (rf == NULL)</text:p>
      <text:p text:style-name="code"><text:span text:style-name="T8"><text:s text:c="4"/></text:span>{</text:p>
      <text:p text:style-name="code"><text:s text:c="4"/>printf("Fehler beim Oeffnen der Datei\n");</text:p>
      <text:p text:style-name="code"><text:s text:c="4"/><text:span text:style-name="T8">exit(1);</text:span></text:p>
      <text:p text:style-name="code"><text:s text:c="4"/>}</text:p>
      <text:p text:style-name="code"><text:line-break/><text:span text:style-name="T5"> <text:s/>wf = fopen(writeto, "wb");</text:span></text:p>
      <text:p text:style-name="code"><text:s text:c="2"/>if (wf == NULL)</text:p>
      <text:p text:style-name="code"><text:span text:style-name="T8"><text:s text:c="4"/></text:span>{</text:p>
      <text:p text:style-name="code"><text:s text:c="4"/>printf("Fehler beim Oeffnen der Datei\n");</text:p>
      <text:p text:style-name="code"><text:s text:c="4"/><text:span text:style-name="T8">exit(1);</text:span></text:p>
      <text:p text:style-name="code"><text:s text:c="4"/>}</text:p>
      <text:p text:style-name="code"><text:line-break/> <text:s/>do</text:p>
      <text:p text:style-name="code"><text:s text:c="4"/>{</text:p>
      <text:p text:style-name="P16"><text:s text:c="4"/>numread = fread(buffer, sizeof(char), MAXBUF, rf);<text:line-break/></text:p>
      <text:p text:style-name="P12"><text:s text:c="4"/>if (numread&gt;0) </text:p>
      <text:p text:style-name="P12"><text:tab/><text:tab/>fwrite( buffer, sizeof(char), numread, wf);</text:p>
      <text:p text:style-name="code"><text:s text:c="4"/>} while (numread &gt; 0);</text:p>
      <text:p text:style-name="code"><text:span text:style-name="T8"><text:line-break/></text:span><text:span text:style-name="T10"> <text:s/>fclose(wf);</text:span></text:p>
      <text:p text:style-name="P11"><text:s text:c="2"/>fclose(rf);<text:line-break/></text:p>
      <text:p text:style-name="code"><text:s text:c="2"/>return 0;</text:p>
      <text:p text:style-name="code"><text:span text:style-name="T8"><text:s text:c="2"/></text:span>}</text:p>
      <text:p text:style-name="P25"/>
      <text:p text:style-name="P25"/>
      <text:p text:style-name="Text_20_body"/>
      <text:p text:style-name="HTML_20_Vorformatiert"/>
      <text:h text:style-name="Heading_20_2" text:outline-level="2"><text:bookmark-start text:name="__RefHeading__3640_1805577513"/><text:soft-page-break/>Dateien mit wahlfreiem Zugriff: fseek,ftell<text:bookmark-end text:name="__RefHeading__3640_1805577513"/></text:h>
      <text:p text:style-name="Standard"/>
      <text:p text:style-name="Standard">Auf die einzelnen Datensätze einer Datei kann direkt zugegriffen werden. Dazu stehen folgende Befehle zur Verfügung: </text:p>
      <text:p text:style-name="Standard"/>
      <text:p text:style-name="code"><text:span text:style-name="HTML_20_Schreibmaschine"><text:span text:style-name="T8">int fseek(FILE *f, long offset, int origin)</text:span></text:span><text:span text:style-name="T8"> </text:span></text:p>
      <text:p text:style-name="P26"/>
      <text:p text:style-name="Standard_20__28_Web_29_">Mit dieser Funktion kann man einen Zeiger auf eine bestimmte Position innerhalb einer Datei setzen.<text:line-break/>Die Funktion positioniert um einen <text:span text:style-name="HTML_20_Schreibmaschine">offset</text:span>, der in Bytes gezählt wird. Der Wert <text:span text:style-name="HTML_20_Schreibmaschine">origin</text:span> legt fest, worauf sich <text:span text:style-name="HTML_20_Schreibmaschine">offset</text:span> bezieht: </text:p>
      <text:list xml:id="list6198479116921802508" text:style-name="WW8Num104">
        <text:list-item>
          <text:p text:style-name="P44"><text:span text:style-name="HTML_20_Schreibmaschine">SEEK_SET</text:span> oder 0:<text:line-break/>Die neue Position ergibt sich aus Dateianfang + Offset. </text:p>
        </text:list-item>
        <text:list-item>
          <text:p text:style-name="P53"><text:span text:style-name="HTML_20_Schreibmaschine">SEEK_CUR</text:span> oder 1:<text:line-break/>Die neue Position ergibt sich aus der aktuellen Position + Offset. </text:p>
        </text:list-item>
        <text:list-item>
          <text:p text:style-name="P48"><text:span text:style-name="HTML_20_Schreibmaschine">SEEK_END</text:span> oder 2:<text:line-break/>Die neue Position ergibt sich aus Dateiende - Offset. </text:p>
        </text:list-item>
      </text:list>
      <text:p text:style-name="Standard">Der Rückgabewert ist 0, wenn die Positionierung erfolgreich war, sonst -1. </text:p>
      <text:p text:style-name="Standard_20__28_Web_29_"/>
      <text:p text:style-name="P30"/>
      <text:p text:style-name="P30">Die Funktion </text:p>
      <text:p text:style-name="code"><text:span text:style-name="HTML_20_Schreibmaschine">long </text:span><text:span text:style-name="HTML_20_Schreibmaschine"><text:span text:style-name="T5">ftell</text:span></text:span><text:span text:style-name="HTML_20_Schreibmaschine">(FILE *f)</text:span> </text:p>
      <text:p text:style-name="P30">gibt die aktuelle Position in der Datei an, auf die der Dateizeiger weist. Im Fehlerfall liefert <text:span text:style-name="HTML_20_Schreibmaschine">ftell</text:span> den Wert -1. </text:p>
      <text:p text:style-name="Standard_20__28_Web_29_"/>
      <text:p text:style-name="Standard_20__28_Web_29_"/>
      <text:p text:style-name="P30">Die Funktion </text:p>
      <text:p text:style-name="code"><text:span text:style-name="HTML_20_Schreibmaschine">void </text:span><text:span text:style-name="HTML_20_Schreibmaschine"><text:span text:style-name="T5">rewind</text:span></text:span><text:span text:style-name="HTML_20_Schreibmaschine">(FILE *f)</text:span> </text:p>
      <text:p text:style-name="P30">positioniert auf den Dateianfang und löscht den Fehlerstatus.</text:p>
      <text:p text:style-name="Standard_20__28_Web_29_"/>
      <text:h text:style-name="Heading_20_3" text:outline-level="3"><text:bookmark-start text:name="__RefHeading__3642_1805577513"/>Beispiel: f_seek.c<text:bookmark-end text:name="__RefHeading__3642_1805577513"/></text:h>
      <text:p text:style-name="Standard_20__28_Web_29_"><text:s/></text:p>
      <text:p text:style-name="P28"/>
      <text:p text:style-name="code">// <text:span text:style-name="T25">f_seek.c</text:span></text:p>
      <text:p text:style-name="P18">//</text:p>
      <text:p text:style-name="P18"/>
      <text:p text:style-name="code">#include &lt;stdio.h&gt;</text:p>
      <text:p text:style-name="P23">#include &lt;stdlib.h&gt;</text:p>
      <text:p text:style-name="P23"/>
      <text:p text:style-name="code">int main(void)</text:p>
      <text:p text:style-name="code"><text:s text:c="2"/>{ </text:p>
      <text:p text:style-name="code"><text:s text:c="2"/>long pos;</text:p>
      <text:p text:style-name="code"><text:s text:c="2"/>int count;</text:p>
      <text:p text:style-name="code"><text:span text:style-name="T8"><text:s text:c="2"/></text:span><text:span text:style-name="T16">FILE *fp;</text:span></text:p>
      <text:p text:style-name="code"><text:span text:style-name="T16"><text:s text:c="2"/></text:span>char c;</text:p>
      <text:p text:style-name="code"/>
      <text:p text:style-name="code"><text:s text:c="2"/>fp = fopen("daten.bin","w+");</text:p>
      <text:p text:style-name="code"><text:s text:c="2"/><text:span text:style-name="T8">if (fp == NULL)</text:span></text:p>
      <text:p text:style-name="code"><text:span text:style-name="T8"><text:s text:c="4"/></text:span>{</text:p>
      <text:p text:style-name="code"><text:s text:c="4"/>printf("Fehler beim Oeffnen der Datei\n");</text:p>
      <text:p text:style-name="code"><text:soft-page-break/><text:s text:c="4"/>exit(1);</text:p>
      <text:p text:style-name="code"><text:s text:c="4"/>}</text:p>
      <text:p text:style-name="code"/>
      <text:p text:style-name="code"><text:s text:c="2"/>/* Datei beschreiben */</text:p>
      <text:p text:style-name="code"><text:s text:c="2"/>fputs("abcdefghijklmnopqrstuvwxyz",fp);</text:p>
      <text:p text:style-name="code"><text:line-break/> <text:s/>puts("abcdefghijklmnopqrstuvwxyz");</text:p>
      <text:p text:style-name="code"><text:s text:c="2"/>printf("\n");</text:p>
      <text:p text:style-name="code"/>
      <text:p text:style-name="code"><text:s text:c="2"/>/* Wahlfreier Zugriff auf Datei */</text:p>
      <text:p text:style-name="code"><text:s text:c="2"/>printf("Eingabe der Position im File (0 bis 25):\n");</text:p>
      <text:p text:style-name="code"><text:s text:c="2"/><text:span text:style-name="T16">scanf("%ld",&amp;pos);</text:span></text:p>
      <text:p text:style-name="code"><text:span text:style-name="T8"><text:line-break/></text:span><text:span text:style-name="T21"> <text:s/>fseek(fp,pos,SEEK_SET);</text:span></text:p>
      <text:p text:style-name="P16"><text:s text:c="2"/>pos = ftell(fp);<text:line-break/></text:p>
      <text:p text:style-name="code"><text:span text:style-name="T8"><text:s text:c="2"/></text:span>printf("Dateiposition ist %ld\n",pos);</text:p>
      <text:p text:style-name="code"><text:span text:style-name="T8"><text:line-break/></text:span><text:span text:style-name="T9"> <text:s/>fread(&amp;c,1,1,fp);</text:span></text:p>
      <text:p text:style-name="code"><text:span text:style-name="T8"><text:s text:c="2"/></text:span>printf("\nBuchstabe an dieser Position: %c\n\n",c);</text:p>
      <text:p text:style-name="code"><text:line-break/><text:span text:style-name="T4"> <text:s/></text:span><text:span text:style-name="T12">fclose(fp);</text:span></text:p>
      <text:p text:style-name="code"><text:line-break/> <text:s/>return 0;</text:p>
      <text:p text:style-name="code"><text:span text:style-name="T11"><text:s text:c="2"/></text:span>}</text:p>
      <text:p text:style-name="code"/>
      <text:p text:style-name="Text_20_body"/>
      <text:p text:style-name="Standard"/>
      <text:h text:style-name="Heading_20_3" text:outline-level="3"><text:bookmark-start text:name="__RefHeading__3644_1805577513"/><text:span text:style-name="T25">Beispiel</text:span>: f_index.c<text:bookmark-end text:name="__RefHeading__3644_1805577513"/></text:h>
      <text:p text:style-name="P4">Schreiben Sie ein Programm, das </text:p>
      <text:list xml:id="list7010249044111973866" text:style-name="L1">
        <text:list-item>
          <text:p text:style-name="P39">den Dateinamen einer Textdatei erfragt. </text:p>
        </text:list-item>
        <text:list-item>
          <text:p text:style-name="P39">Diese Datei wird <text:s/>anschliessend eingelesen. Dabei wird in ein Array die Position jedes Zeilenanfanges <text:span text:style-name="T26">(siehe </text:span>ftell() <text:span text:style-name="T26">)</text:span> gespeichert.</text:p>
        </text:list-item>
        <text:list-item>
          <text:p text:style-name="P39">Danach wird vom Benutzer eine Zeilennummer erfragt. Dieser Wert wird als Index im Array verwendet. Dort steht die Position der Zeile in der Datei. </text:p>
        </text:list-item>
        <text:list-item>
          <text:p text:style-name="P39">Nun postionieren Sie sich mittels fseek() an die gewünschte Zeile <text:span text:style-name="T26">in der Datei </text:span></text:p>
        </text:list-item>
        <text:list-item>
          <text:p text:style-name="P39">und geben diese <text:span text:style-name="T26">Zeile aus der Datei </text:span>am Bildschirm aus.<text:line-break/></text:p>
        </text:list-item>
      </text:list>
      <text:list xml:id="list3983124072291336737" text:style-name="List_20_1">
        <text:list-header>
          <text:p text:style-name="P40">Programmabbruch, wenn <text:s/>0 eingegeben wird. </text:p>
        </text:list-header>
      </text:list>
      <text:p text:style-name="Standard"/>
      <text:p text:style-name="Standard"/>
      <text:p text:style-name="Standard"/>
      <text:p text:style-name="P20">/* Datei: f_index.c <text:s text:c="6"/>Hofmann Anton</text:p>
      <text:p text:style-name="P20"><text:s/>* Demonstration: Indizierte Dateien.</text:p>
      <text:p text:style-name="P20"><text:s/>* Ein Programm zum beliebigen Anzeigen von Zeilen</text:p>
      <text:p text:style-name="P20"><text:s/>*/</text:p>
      <text:p text:style-name="P20"/>
      <text:p text:style-name="P20">#include &lt;stdio.h&gt;</text:p>
      <text:p text:style-name="P20"/>
      <text:p text:style-name="P20">/** Erstelle die Indextabelle </text:p>
      <text:p text:style-name="P20"><text:s/>*FILE *fp; <text:s text:c="9"/>Zu indizierende Datei </text:p>
      <text:p text:style-name="P20"><text:s/>*long *index_tab; <text:s text:c="2"/>Indextabelle </text:p>
      <text:p text:style-name="P20"><text:s/>*int max_ind; <text:s text:c="6"/>max. Anzahl Indizes </text:p>
      <text:p text:style-name="P20">*/</text:p>
      <text:p text:style-name="P20">int make_index(FILE* fp, long *index_tab, int max_ind) {</text:p>
      <text:p text:style-name="P20"><text:soft-page-break/><text:tab/>??????????????????????</text:p>
      <text:p text:style-name="P20">} </text:p>
      <text:p text:style-name="P20"/>
      <text:p text:style-name="P20"/>
      <text:p text:style-name="P20">/** Drucke eine Zeile</text:p>
      <text:p text:style-name="P20"><text:s/>* FILE *fp; <text:s text:c="11"/>Datei, die angesehen wird </text:p>
      <text:p text:style-name="P20"><text:s/>* long *index_tab; <text:s text:c="4"/>Indextabelle </text:p>
      <text:p text:style-name="P20"><text:s/>* int lineno; <text:s text:c="9"/>Nummer der zu druckenden Zeile */</text:p>
      <text:p text:style-name="P20">void print_line (FILE* fp, long *index_tab, int lineno){</text:p>
      <text:p text:style-name="P20"><text:tab/>??????????????????????????????????????</text:p>
      <text:p text:style-name="P20">} </text:p>
      <text:p text:style-name="P20"/>
      <text:p text:style-name="P20"/>
      <text:p text:style-name="P20">/* -- MAIN --------------------------------------------------------- */</text:p>
      <text:p text:style-name="P20">#define MAXINDEX 2000</text:p>
      <text:p text:style-name="P20"/>
      <text:p text:style-name="P20">long index_tab[MAXINDEX]; /* Indextabelle */</text:p>
      <text:p text:style-name="P20"/>
      <text:p text:style-name="P20">int main(int argc, char *argv[]){</text:p>
      <text:p text:style-name="P20"><text:tab/>int next; <text:s text:c="16"/>/* nächste Nummer */</text:p>
      <text:p text:style-name="P20"><text:tab/>int lines; <text:s text:c="15"/>/* Zeilen in Tabelle */</text:p>
      <text:p text:style-name="P20"><text:tab/>FILE* fp;</text:p>
      <text:p text:style-name="P20"><text:tab/>void print_line();</text:p>
      <text:p text:style-name="P20"/>
      <text:p text:style-name="P20"><text:tab/>if (argc !=2)</text:p>
      <text:p text:style-name="P20"><text:tab/><text:tab/>fprintf(stderr, "Verwendung: %s Dateiname\n", argv[0]);</text:p>
      <text:p text:style-name="P20"/>
      <text:p text:style-name="P20"><text:tab/>else if (fp= fopen(argv[1], "r"), fp != NULL){</text:p>
      <text:p text:style-name="P20"><text:tab/><text:tab/>if ((lines = make_index(fp,index_tab, MAXINDEX)) != 0)</text:p>
      <text:p text:style-name="P20"><text:tab/><text:tab/><text:tab/>do { </text:p>
      <text:p text:style-name="P20"><text:tab/><text:tab/><text:tab/><text:tab/>printf("Zeile (Abbruch: negative Zahl) ? "); </text:p>
      <text:p text:style-name="P20"><text:tab/><text:tab/><text:tab/><text:tab/>scanf("%i",&amp;next);</text:p>
      <text:p text:style-name="P20"><text:tab/><text:tab/><text:tab/><text:tab/>if (next &gt; 0 &amp;&amp; next &lt;= lines)</text:p>
      <text:p text:style-name="P20"><text:tab/><text:tab/><text:tab/><text:tab/><text:tab/>print_line(fp, index_tab, next-1); // index_tab[0] .. 1.Zeile</text:p>
      <text:p text:style-name="P20"><text:tab/><text:tab/><text:tab/>} while (next &gt; 0);</text:p>
      <text:p text:style-name="P20"><text:tab/>}</text:p>
      <text:p text:style-name="P20"><text:tab/></text:p>
      <text:p text:style-name="P20"><text:tab/>return 0;</text:p>
      <text:p text:style-name="P20">} </text:p>
      <text:p text:style-name="P21"/>
      <text:p text:style-name="P6"/>
      <text:p text:style-name="Standard"><text:s/></text:p>
      <text:h text:style-name="P54" text:outline-level="2"><text:bookmark-start text:name="__RefHeading__3646_1805577513"/>Dir scannen und sortieren, ...<text:bookmark-end text:name="__RefHeading__3646_1805577513"/></text:h>
      <text:p text:style-name="P24"><text:a xlink:type="simple" xlink:href="http://www.cs.cf.ac.uk/Dave/C/node20.html">http://www.cs.cf.ac.uk/Dave/C/node20.html</text:a></text:p>
      <text:p text:style-name="P24"/>
      <text:h text:style-name="P54" text:outline-level="2"><text:bookmark-start text:name="__RefHeading__3648_1805577513"/>Dateien: Fragen <text:bookmark-end text:name="__RefHeading__3648_1805577513"/></text:h>
      <text:list xml:id="list221245425961329" text:continue-list="list3983124072291336737" text:style-name="List_20_1">
        <text:list-item text:start-value="1">
          <text:p text:style-name="P40">Welche Arten von Dateien kennen Sie ?<text:line-break/></text:p>
        </text:list-item>
        <text:list-item>
          <text:p text:style-name="P40">Erklären Sie folgende Begriffe:</text:p>
          <text:list>
            <text:list-item text:start-value="1">
              <text:p text:style-name="P40">stdin</text:p>
            </text:list-item>
            <text:list-item>
              <text:p text:style-name="P40">Dateiumlenkung</text:p>
            </text:list-item>
            <text:list-item>
              <text:p text:style-name="P40">Unterschied Text / Binärdatei</text:p>
            </text:list-item>
            <text:list-item>
              <text:p text:style-name="P40">Gepufferte Ein/Ausgabe?<text:line-break/><text:soft-page-break/></text:p>
            </text:list-item>
          </text:list>
        </text:list-item>
        <text:list-item>
          <text:p text:style-name="P40">Beschreibe folg. Funktionen: fwrite(), fseek(), fopen(), fgets(), fprintf()</text:p>
          <text:p text:style-name="P40"/>
        </text:list-item>
        <text:list-item>
          <text:p text:style-name="P40">Zeigen Sie das zeilenweise Einlesen aus einer Textdatei</text:p>
        </text:list-item>
        <text:list-item>
          <text:p text:style-name="P40">Zeigen Sie das zeichenweise Einlesen aus einer Textdatei</text:p>
        </text:list-item>
      </text:list>
      <text:p text:style-name="Standard"><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0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2f91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Informatik</text:span><text:tab/><text:span text:style-name="MT1">Dateien</text:span><text:tab/>Arbeitsunterlage</text:p>
      </style:header>
      <style:footer>
        <text:p text:style-name="Footer">Informatik<text:tab/><text:tab/><text:page-number text:select-page="current">8</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initial-creator>Anton Hofmann</meta:initial-creator>
    <meta:creation-date>2007-05-09T19:01:40</meta:creation-date>
    <dc:date>2014-03-17T22:12:44.385731000</dc:date>
    <dc:language>de-DE</dc:language>
    <meta:editing-cycles>92</meta:editing-cycles>
    <meta:editing-duration>P1DT2H11M3S</meta:editing-duration>
    <dc:creator>Anton Hofmann</dc:creator>
    <meta:document-statistic meta:table-count="1" meta:image-count="0" meta:object-count="0" meta:page-count="16" meta:paragraph-count="461" meta:word-count="3230" meta:character-count="23295" meta:non-whitespace-character-count="19378"/>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5-11T15:22:49"/>
  </office:meta>
</office:document-meta>
</file>